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6cm"/>
    </style:style>
    <style:style style:name="co2" style:family="table-column">
      <style:table-column-properties fo:break-before="auto" style:column-width="4.124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7.745cm"/>
    </style:style>
    <style:style style:name="co5" style:family="table-column">
      <style:table-column-properties fo:break-before="auto" style:column-width="5.036cm"/>
    </style:style>
    <style:style style:name="co6" style:family="table-column">
      <style:table-column-properties fo:break-before="auto" style:column-width="4.464cm"/>
    </style:style>
    <style:style style:name="co7" style:family="table-column">
      <style:table-column-properties fo:break-before="auto" style:column-width="4.87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2cm"/>
    </style:style>
    <style:style style:name="co10" style:family="table-column">
      <style:table-column-properties fo:break-before="auto" style:column-width="4.551cm"/>
    </style:style>
    <style:style style:name="co11" style:family="table-column">
      <style:table-column-properties fo:break-before="auto" style:column-width="3.189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4.168cm"/>
    </style:style>
    <style:style style:name="co14" style:family="table-column">
      <style:table-column-properties fo:break-before="auto" style:column-width="3.358cm"/>
    </style:style>
    <style:style style:name="co15" style:family="table-column">
      <style:table-column-properties fo:break-before="auto" style:column-width="2.891cm"/>
    </style:style>
    <style:style style:name="co16" style:family="table-column">
      <style:table-column-properties fo:break-before="auto" style:column-width="3.062cm"/>
    </style:style>
    <style:style style:name="ro1" style:family="table-row">
      <style:table-row-properties style:row-height="0.48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3366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4">
      <style:table-cell-properties fo:background-color="#00ff00"/>
    </style:style>
    <style:style style:name="ce13" style:family="table-cell" style:parent-style-name="Default" style:data-style-name="N104">
      <style:table-cell-properties fo:background-color="#ff33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cc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1006" table:default-cell-style-name="Default"/>
        <table:table-row table:style-name="ro1">
          <table:table-cell office:value-type="string">
            <text:p>Ultiboard Information Export Fil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esign Name <text:s/>: Cap_Shield_07 - Bill Of Materials</text:p>
          </table:table-cell>
          <table:table-cell table:number-columns-repeated="1023"/>
        </table:table-row>
        <table:table-row table:style-name="ro2">
          <table:table-cell office:value-type="string">
            <text:p>Report Date <text:s/>: 15 November 2012</text:p>
          </table:table-cell>
          <table:table-cell table:number-columns-repeated="1023"/>
        </table:table-row>
        <table:table-row table:style-name="ro2">
          <table:table-cell office:value-type="string">
            <text:p>Report Time <text:s/>: 23:11</text:p>
          </table:table-cell>
          <table:table-cell table:number-columns-repeated="1023"/>
        </table:table-row>
        <table:table-row table:style-name="ro2">
          <table:table-cell office:value-type="string">
            <text:p>--------------------------------------------------------------------------------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VALUE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#</text:p>
          </table:table-cell>
          <table:table-cell table:style-name="ce1" office:value-type="string">
            <text:p>REFDES</text:p>
          </table:table-cell>
          <table:table-cell table:style-name="ce1" office:value-type="string">
            <text:p>DEVI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Manufacturer Reference</text:p>
          </table:table-cell>
          <table:table-cell table:style-name="ce1" office:value-type="string">
            <text:p>RS Stock</text:p>
          </table:table-cell>
          <table:table-cell table:style-name="ce1" office:value-type="string">
            <text:p>Price less VAT</text:p>
          </table:table-cell>
          <table:table-cell table:style-name="ce1" office:value-type="string">
            <text:p>Toby Price less VAT</text:p>
          </table:table-cell>
          <table:table-cell table:style-name="ce1" office:value-type="string">
            <text:p>Min quantity</text:p>
          </table:table-cell>
          <table:table-cell table:style-name="ce1" office:value-type="string">
            <text:p>Min required</text:p>
          </table:table-cell>
          <table:table-cell table:style-name="ce1" office:value-type="string">
            <text:p>Order Requirement</text:p>
          </table:table-cell>
          <table:table-cell table:style-name="ce1" office:value-type="string">
            <text:p>Toby sum price</text:p>
          </table:table-cell>
          <table:table-cell table:style-name="ce1" office:value-type="string">
            <text:p>Sum price</text:p>
          </table:table-cell>
          <table:table-cell table:style-name="ce1"/>
          <table:table-cell table:style-name="ce15"/>
          <table:table-cell table:style-name="ce1" office:value-type="string">
            <text:p>Non RS notes</text:p>
          </table:table-cell>
          <table:table-cell table:style-name="ce1" table:number-columns-repeated="1006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0.01uF</text:p>
          </table:table-cell>
          <table:table-cell office:value-type="string">
            <text:p>CAPR250-500X250X550</text:p>
          </table:table-cell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CAPACITOR_VIRTUAL</text:p>
          </table:table-cell>
          <table:table-cell table:style-name="ce4" office:value-type="string">
            <text:p><text:a xlink:href="http://uk.rs-online.com/web/c/?searchTerm=Murata&amp;searchType=Brand">Murata</text:a> </text:p>
          </table:table-cell>
          <table:table-cell table:style-name="ce4" office:value-type="string">
            <text:p>RPER72A103K2M1A03A </text:p>
          </table:table-cell>
          <table:table-cell table:style-name="ce4" office:value-type="string">
            <text:p>653-0260 </text:p>
          </table:table-cell>
          <table:table-cell table:style-name="ce11" office:value-type="currency" office:currency="GBP" office:value="0.254">
            <text:p>£0.25</text:p>
          </table:table-cell>
          <table:table-cell table:style-name="ce11" office:value-type="currency" office:currency="GBP" office:value="0.203">
            <text:p>£0.2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IF([.K10]&gt;[.L10];[.K10];IF([.K10]&gt;1;[.K10]*ROUNDUP([.L10]/[.K10]);[.L10]))" office:value-type="float" office:value="25">
            <text:p>25</text:p>
          </table:table-cell>
          <table:table-cell table:formula="of:=[.M10]*[.I10]" office:value-type="currency" office:currency="GBP" office:value="6.35">
            <text:p>£6.35</text:p>
          </table:table-cell>
          <table:table-cell table:formula="of:=[.M10]*[.J10]" office:value-type="currency" office:currency="GBP" office:value="5.075">
            <text:p>£5.08</text:p>
          </table:table-cell>
          <table:table-cell table:number-columns-repeated="1009"/>
        </table:table-row>
        <table:table-row table:style-name="ro4">
          <table:table-cell office:value-type="string">
            <text:p>0.1uF</text:p>
          </table:table-cell>
          <table:table-cell office:value-type="string">
            <text:p>CAPR250-500X250X550</text:p>
          </table:table-cell>
          <table:table-cell office:value-type="float" office:value="4">
            <text:p>4</text:p>
          </table:table-cell>
          <table:table-cell office:value-type="string">
            <text:p>C2,C3,C4,C7</text:p>
          </table:table-cell>
          <table:table-cell office:value-type="string">
            <text:p>CAPACITOR_VIRTUAL</text:p>
          </table:table-cell>
          <table:table-cell table:style-name="ce4" office:value-type="string">
            <text:p><text:a xlink:href="http://uk.rs-online.com/web/c/?searchTerm=Murata&amp;searchType=Brand">Murata</text:a> </text:p>
          </table:table-cell>
          <table:table-cell table:style-name="ce4" office:value-type="string">
            <text:p>RPEF51H104Z2M1A03A </text:p>
          </table:table-cell>
          <table:table-cell table:style-name="ce4" office:value-type="string">
            <text:p>721-5240 </text:p>
          </table:table-cell>
          <table:table-cell table:style-name="ce11" office:value-type="currency" office:currency="GBP" office:value="0.063">
            <text:p>£0.06</text:p>
          </table:table-cell>
          <table:table-cell table:style-name="ce11" office:value-type="currency" office:currency="GBP" office:value="0.05">
            <text:p>£0.0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formula="of:=IF([.K11]&gt;[.L11];[.K11];IF([.K11]&gt;1;[.K11]*ROUNDUP([.L11]/[.K11]);[.L11]))" office:value-type="float" office:value="50">
            <text:p>50</text:p>
          </table:table-cell>
          <table:table-cell table:formula="of:=[.M11]*[.I11]" office:value-type="currency" office:currency="GBP" office:value="3.15">
            <text:p>£3.15</text:p>
          </table:table-cell>
          <table:table-cell table:formula="of:=[.M11]*[.J11]" office:value-type="currency" office:currency="GBP" office:value="2.5">
            <text:p>£2.50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0.1Ohm</text:p>
          </table:table-cell>
          <table:table-cell table:style-name="ce2" office:value-type="string">
            <text:p>R0204R7_5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R9,R10,R11,R12</text:p>
          </table:table-cell>
          <table:table-cell table:style-name="ce2" office:value-type="string">
            <text:p>RESISTOR_VIRTUAL</text:p>
          </table:table-cell>
          <table:table-cell table:style-name="ce2" table:number-columns-repeated="3"/>
          <table:table-cell table:number-columns-repeated="3" table:style-name="ce2"/>
          <table:table-cell table:style-name="ce2" office:value-type="float" office:value="0">
            <text:p>0</text:p>
          </table:table-cell>
          <table:table-cell table:style-name="ce2" table:formula="of:=IF([.K12]&gt;[.L12];[.K12];IF([.K12]&gt;1;[.K12]*ROUNDUP([.L12]/[.K12]);[.L12]))" office:value-type="float" office:value="0">
            <text:p>0</text:p>
          </table:table-cell>
          <table:table-cell table:style-name="ce2" table:formula="of:=[.M12]*[.I12]" office:value-type="float" office:value="0">
            <text:p>0</text:p>
          </table:table-cell>
          <table:table-cell table:style-name="ce2" table:formula="of:=[.M12]*[.J12]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office:value-type="string">
            <text:p>1MOhm</text:p>
          </table:table-cell>
          <table:table-cell office:value-type="string">
            <text:p>R0204R7_5</text:p>
          </table:table-cell>
          <table:table-cell office:value-type="float" office:value="1">
            <text:p>1</text:p>
          </table:table-cell>
          <table:table-cell office:value-type="string">
            <text:p>R8</text:p>
          </table:table-cell>
          <table:table-cell office:value-type="string">
            <text:p>RESISTOR_VIRTUAL</text:p>
          </table:table-cell>
          <table:table-cell table:style-name="ce4" office:value-type="string">
            <text:p><text:a xlink:href="http://uk.rs-online.com/web/c/?searchTerm=Arcol&amp;searchType=Brand">Arcol</text:a> </text:p>
          </table:table-cell>
          <table:table-cell table:style-name="ce4" office:value-type="string">
            <text:p>MRA02071MBTA015 </text:p>
          </table:table-cell>
          <table:table-cell table:style-name="ce4" office:value-type="string">
            <text:p>487-8813 </text:p>
          </table:table-cell>
          <table:table-cell table:style-name="ce11" office:value-type="currency" office:currency="GBP" office:value="0.842">
            <text:p>£0.84</text:p>
          </table:table-cell>
          <table:table-cell table:style-name="ce11" office:value-type="currency" office:currency="GBP" office:value="0.674">
            <text:p>£0.6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IF([.K13]&gt;[.L13];[.K13];IF([.K13]&gt;1;[.K13]*ROUNDUP([.L13]/[.K13]);[.L13]))" office:value-type="float" office:value="5">
            <text:p>5</text:p>
          </table:table-cell>
          <table:table-cell table:formula="of:=[.M13]*[.J13]" office:value-type="currency" office:currency="GBP" office:value="3.37">
            <text:p>£3.37</text:p>
          </table:table-cell>
          <table:table-cell table:formula="of:=[.M13]*[.J13]" office:value-type="currency" office:currency="GBP" office:value="3.37">
            <text:p>£3.37</text:p>
          </table:table-cell>
          <table:table-cell table:number-columns-repeated="1009"/>
        </table:table-row>
        <table:table-row table:style-name="ro1">
          <table:table-cell office:value-type="string">
            <text:p>ZENER</text:p>
          </table:table-cell>
          <table:table-cell office:value-type="string">
            <text:p>DO-35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5.1v Zener Diode</text:p>
          </table:table-cell>
          <table:table-cell table:style-name="ce4" office:value-type="string">
            <text:p><text:a xlink:href="http://uk.rs-online.com/web/c/?searchTerm=ON+Semiconductor&amp;searchType=Brand">ON Semiconductor</text:a> </text:p>
          </table:table-cell>
          <table:table-cell table:style-name="ce4" office:value-type="string">
            <text:p>1N5338BRLG </text:p>
          </table:table-cell>
          <table:table-cell table:style-name="ce4" office:value-type="string">
            <text:p>625-6451 </text:p>
          </table:table-cell>
          <table:table-cell table:style-name="ce11" office:value-type="currency" office:currency="GBP" office:value="0.25">
            <text:p>£0.25</text:p>
          </table:table-cell>
          <table:table-cell table:style-name="ce11" office:value-type="currency" office:currency="GBP" office:value="0.2">
            <text:p>£0.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IF([.K14]&gt;[.L14];[.K14];IF([.K14]&gt;1;[.K14]*ROUNDUP([.L14]/[.K14]);[.L14]))" office:value-type="float" office:value="5">
            <text:p>5</text:p>
          </table:table-cell>
          <table:table-cell table:formula="of:=[.M14]*[.J14]" office:value-type="currency" office:currency="GBP" office:value="1">
            <text:p>£1.00</text:p>
          </table:table-cell>
          <table:table-cell table:formula="of:=[.M14]*[.J14]" office:value-type="currency" office:currency="GBP" office:value="1">
            <text:p>£1.00</text:p>
          </table:table-cell>
          <table:table-cell table:number-columns-repeated="1009"/>
        </table:table-row>
        <table:table-row table:style-name="ro1">
          <table:table-cell office:value-type="string">
            <text:p>1kOhm</text:p>
          </table:table-cell>
          <table:table-cell office:value-type="string">
            <text:p>R0204R7_5</text:p>
          </table:table-cell>
          <table:table-cell office:value-type="float" office:value="1">
            <text:p>1</text:p>
          </table:table-cell>
          <table:table-cell office:value-type="string">
            <text:p>R4</text:p>
          </table:table-cell>
          <table:table-cell office:value-type="string">
            <text:p>RESISTOR_VIRTUAL</text:p>
          </table:table-cell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707-7666 </text:p>
          </table:table-cell>
          <table:table-cell table:style-name="ce11" office:value-type="currency" office:currency="GBP" office:value="0.015">
            <text:p>£0.02</text:p>
          </table:table-cell>
          <table:table-cell table:style-name="ce11" office:value-type="currency" office:currency="GBP" office:value="0.012">
            <text:p>£0.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K15]&gt;[.L15];[.K15];IF([.K15]&gt;1;[.K15]*ROUNDUP([.L15]/[.K15]);[.L15]))" office:value-type="float" office:value="10">
            <text:p>10</text:p>
          </table:table-cell>
          <table:table-cell table:formula="of:=[.M15]*[.J15]" office:value-type="currency" office:currency="GBP" office:value="0.12">
            <text:p>£0.12</text:p>
          </table:table-cell>
          <table:table-cell table:formula="of:=[.M15]*[.J15]" office:value-type="currency" office:currency="GBP" office:value="0.12">
            <text:p>£0.12</text:p>
          </table:table-cell>
          <table:table-cell table:number-columns-repeated="1009"/>
        </table:table-row>
        <table:table-row table:style-name="ro1">
          <table:table-cell office:value-type="string">
            <text:p>2N2222A</text:p>
          </table:table-cell>
          <table:table-cell office:value-type="string">
            <text:p>TO18</text:p>
          </table:table-cell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2N2222A</text:p>
          </table:table-cell>
          <table:table-cell table:style-name="ce4" office:value-type="string">
            <text:p><text:a xlink:href="http://uk.rs-online.com/web/c/?searchTerm=Magnatec&amp;searchType=Brand">Magnatec</text:a> </text:p>
          </table:table-cell>
          <table:table-cell table:style-name="ce4" office:value-type="string">
            <text:p>2N2222A </text:p>
          </table:table-cell>
          <table:table-cell table:style-name="ce4" office:value-type="string">
            <text:p>295-028 </text:p>
          </table:table-cell>
          <table:table-cell table:style-name="ce11" office:value-type="currency" office:currency="GBP" office:value="0.58">
            <text:p>£0.58</text:p>
          </table:table-cell>
          <table:table-cell table:style-name="ce11" office:value-type="currency" office:currency="GBP" office:value="0.464">
            <text:p>£0.4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IF([.K16]&gt;[.L16];[.K16];IF([.K16]&gt;1;[.K16]*ROUNDUP([.L16]/[.K16]);[.L16]))" office:value-type="float" office:value="5">
            <text:p>5</text:p>
          </table:table-cell>
          <table:table-cell table:formula="of:=[.M16]*[.J16]" office:value-type="currency" office:currency="GBP" office:value="2.32">
            <text:p>£2.32</text:p>
          </table:table-cell>
          <table:table-cell table:formula="of:=[.M16]*[.J16]" office:value-type="currency" office:currency="GBP" office:value="2.32">
            <text:p>£2.32</text:p>
          </table:table-cell>
          <table:table-cell table:number-columns-repeated="1009"/>
        </table:table-row>
        <table:table-row table:style-name="ro1">
          <table:table-cell office:value-type="string">
            <text:p>4.7kOhm</text:p>
          </table:table-cell>
          <table:table-cell office:value-type="string">
            <text:p>R0204R7_5</text:p>
          </table:table-cell>
          <table:table-cell office:value-type="float" office:value="1">
            <text:p>1</text:p>
          </table:table-cell>
          <table:table-cell office:value-type="string">
            <text:p>R13</text:p>
          </table:table-cell>
          <table:table-cell office:value-type="string">
            <text:p>RESISTOR_VIRTUAL</text:p>
          </table:table-cell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707-7726 </text:p>
          </table:table-cell>
          <table:table-cell table:style-name="ce11" office:value-type="currency" office:currency="GBP" office:value="0.015">
            <text:p>£0.02</text:p>
          </table:table-cell>
          <table:table-cell table:style-name="ce11" office:value-type="currency" office:currency="GBP" office:value="0.012">
            <text:p>£0.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K17]&gt;[.L17];[.K17];IF([.K17]&gt;1;[.K17]*ROUNDUP([.L17]/[.K17]);[.L17]))" office:value-type="float" office:value="10">
            <text:p>10</text:p>
          </table:table-cell>
          <table:table-cell table:formula="of:=[.M17]*[.I17]" office:value-type="currency" office:currency="GBP" office:value="0.15">
            <text:p>£0.15</text:p>
          </table:table-cell>
          <table:table-cell table:formula="of:=[.M17]*[.J17]" office:value-type="currency" office:currency="GBP" office:value="0.12">
            <text:p>£0.12</text:p>
          </table:table-cell>
          <table:table-cell table:number-columns-repeated="1009"/>
        </table:table-row>
        <table:table-row table:style-name="ro1">
          <table:table-cell office:value-type="string">
            <text:p>4.7nF</text:p>
          </table:table-cell>
          <table:table-cell office:value-type="string">
            <text:p>CAPR250-500X250X550</text:p>
          </table:table-cell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CAPACITOR_VIRTUAL</text:p>
          </table:table-cell>
          <table:table-cell table:style-name="ce4" office:value-type="string">
            <text:p><text:a xlink:href="http://uk.rs-online.com/web/c/?searchTerm=Murata&amp;searchType=Brand">Murata</text:a> </text:p>
          </table:table-cell>
          <table:table-cell table:style-name="ce4" office:value-type="string">
            <text:p>RDER72E472K2K1A11B </text:p>
          </table:table-cell>
          <table:table-cell table:style-name="ce4" office:value-type="string">
            <text:p>749-2181 </text:p>
          </table:table-cell>
          <table:table-cell table:style-name="ce11" office:value-type="currency" office:currency="GBP" office:value="0.23">
            <text:p>£0.23</text:p>
          </table:table-cell>
          <table:table-cell table:style-name="ce11" office:value-type="currency" office:currency="GBP" office:value="0.184">
            <text:p>£0.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IF([.K18]&gt;[.L18];[.K18];IF([.K18]&gt;1;[.K18]*ROUNDUP([.L18]/[.K18]);[.L18]))" office:value-type="float" office:value="5">
            <text:p>5</text:p>
          </table:table-cell>
          <table:table-cell table:formula="of:=[.M18]*[.I18]" office:value-type="currency" office:currency="GBP" office:value="1.15">
            <text:p>£1.15</text:p>
          </table:table-cell>
          <table:table-cell table:formula="of:=[.M18]*[.J18]" office:value-type="currency" office:currency="GBP" office:value="0.92">
            <text:p>£0.92</text:p>
          </table:table-cell>
          <table:table-cell table:number-columns-repeated="1009"/>
        </table:table-row>
        <table:table-row table:style-name="ro1">
          <table:table-cell office:value-type="string">
            <text:p>10MOhm</text:p>
          </table:table-cell>
          <table:table-cell office:value-type="string">
            <text:p>R0204R7_5</text:p>
          </table:table-cell>
          <table:table-cell office:value-type="float" office:value="1">
            <text:p>1</text:p>
          </table:table-cell>
          <table:table-cell office:value-type="string">
            <text:p>R5</text:p>
          </table:table-cell>
          <table:table-cell office:value-type="string">
            <text:p>RESISTOR_VIRTUAL</text:p>
          </table:table-cell>
          <table:table-cell table:style-name="ce4" office:value-type="string">
            <text:p><text:a xlink:href="http://uk.rs-online.com/web/c/?searchTerm=TE+Connectivity&amp;searchType=Brand">TE Connectivity</text:a> </text:p>
          </table:table-cell>
          <table:table-cell table:style-name="ce4" office:value-type="string">
            <text:p>CFR25J10M </text:p>
          </table:table-cell>
          <table:table-cell table:style-name="ce4" office:value-type="string">
            <text:p>135-667 </text:p>
          </table:table-cell>
          <table:table-cell table:style-name="ce11" office:value-type="currency" office:currency="GBP" office:value="0.018">
            <text:p>£0.02</text:p>
          </table:table-cell>
          <table:table-cell table:style-name="ce11" office:value-type="currency" office:currency="GBP" office:value="0.014">
            <text:p>£0.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K19]&gt;[.L19];[.K19];IF([.K19]&gt;1;[.K19]*ROUNDUP([.L19]/[.K19]);[.L19]))" office:value-type="float" office:value="10">
            <text:p>10</text:p>
          </table:table-cell>
          <table:table-cell table:formula="of:=[.M19]*[.I19]" office:value-type="currency" office:currency="GBP" office:value="0.18">
            <text:p>£0.18</text:p>
          </table:table-cell>
          <table:table-cell table:formula="of:=[.M19]*[.J19]" office:value-type="currency" office:currency="GBP" office:value="0.14">
            <text:p>£0.14</text:p>
          </table:table-cell>
          <table:table-cell table:number-columns-repeated="1009"/>
        </table:table-row>
        <table:table-row table:style-name="ro1">
          <table:table-cell office:value-type="string">
            <text:p>10kOhm</text:p>
          </table:table-cell>
          <table:table-cell office:value-type="string">
            <text:p>R0204R7_5</text:p>
          </table:table-cell>
          <table:table-cell office:value-type="float" office:value="2">
            <text:p>2</text:p>
          </table:table-cell>
          <table:table-cell office:value-type="string">
            <text:p>R6,R14</text:p>
          </table:table-cell>
          <table:table-cell office:value-type="string">
            <text:p>RESISTOR_VIRTUAL</text:p>
          </table:table-cell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707-7745 </text:p>
          </table:table-cell>
          <table:table-cell table:style-name="ce11" office:value-type="currency" office:currency="GBP" office:value="0.011">
            <text:p>£0.01</text:p>
          </table:table-cell>
          <table:table-cell table:style-name="ce11" office:value-type="currency" office:currency="GBP" office:value="0.009">
            <text:p>£0.01</text:p>
          </table:table-cell>
          <table:table-cell table:style-name="ce14"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K20]&gt;[.L20];[.K20];IF([.K20]&gt;1;[.K20]*ROUNDUP([.L20]/[.K20]);[.L20]))" office:value-type="float" office:value="10">
            <text:p>10</text:p>
          </table:table-cell>
          <table:table-cell table:formula="of:=[.M20]*[.J20]" office:value-type="currency" office:currency="GBP" office:value="0.09">
            <text:p>£0.09</text:p>
          </table:table-cell>
          <table:table-cell table:formula="of:=[.M20]*[.J20]" office:value-type="currency" office:currency="GBP" office:value="0.09">
            <text:p>£0.09</text:p>
          </table:table-cell>
          <table:table-cell table:number-columns-repeated="1009"/>
        </table:table-row>
        <table:table-row table:style-name="ro1">
          <table:table-cell office:value-type="string">
            <text:p>20kOhm</text:p>
          </table:table-cell>
          <table:table-cell office:value-type="string">
            <text:p>TRIM-3386W</text:p>
          </table:table-cell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office:value-type="string">
            <text:p>POTENTIOMETER_VIRTUAL</text:p>
          </table:table-cell>
          <table:table-cell table:style-name="ce4" office:value-type="string">
            <text:p><text:a xlink:href="http://uk.rs-online.com/web/c/?searchTerm=Bourns&amp;searchType=Brand">Bourns</text:a> </text:p>
          </table:table-cell>
          <table:table-cell table:style-name="ce4" office:value-type="string">
            <text:p>3299W-1-203LF </text:p>
          </table:table-cell>
          <table:table-cell table:style-name="ce4" office:value-type="string">
            <text:p>522-0350 </text:p>
          </table:table-cell>
          <table:table-cell table:style-name="ce11" office:value-type="currency" office:currency="GBP" office:value="1.39">
            <text:p>£1.39</text:p>
          </table:table-cell>
          <table:table-cell table:style-name="ce11" office:value-type="currency" office:currency="GBP" office:value="1.112">
            <text:p>£1.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[.K21]&gt;[.L21];[.K21];IF([.K21]&gt;1;[.K21]*ROUNDUP([.L21]/[.K21]);[.L21]))" office:value-type="float" office:value="4">
            <text:p>4</text:p>
          </table:table-cell>
          <table:table-cell table:formula="of:=[.M21]*[.I21]" office:value-type="currency" office:currency="GBP" office:value="5.56">
            <text:p>£5.56</text:p>
          </table:table-cell>
          <table:table-cell table:formula="of:=[.M21]*[.J21]" office:value-type="currency" office:currency="GBP" office:value="4.448">
            <text:p>£4.45</text:p>
          </table:table-cell>
          <table:table-cell table:number-columns-repeated="1009"/>
        </table:table-row>
        <table:table-row table:style-name="ro1">
          <table:table-cell office:value-type="string">
            <text:p>27kOhm</text:p>
          </table:table-cell>
          <table:table-cell office:value-type="string">
            <text:p>R0204R7_5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RESISTOR_VIRTUAL</text:p>
          </table:table-cell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707-7782 </text:p>
          </table:table-cell>
          <table:table-cell table:style-name="ce11" office:value-type="currency" office:currency="GBP" office:value="0.011">
            <text:p>£0.01</text:p>
          </table:table-cell>
          <table:table-cell table:style-name="ce11" office:value-type="currency" office:currency="GBP" office:value="0.009">
            <text:p>£0.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K22]&gt;[.L22];[.K22];IF([.K22]&gt;1;[.K22]*ROUNDUP([.L22]/[.K22]);[.L22]))" office:value-type="float" office:value="10">
            <text:p>10</text:p>
          </table:table-cell>
          <table:table-cell table:formula="of:=[.M22]*[.I22]" office:value-type="currency" office:currency="GBP" office:value="0.11">
            <text:p>£0.11</text:p>
          </table:table-cell>
          <table:table-cell table:formula="of:=[.M22]*[.J22]" office:value-type="currency" office:currency="GBP" office:value="0.09">
            <text:p>£0.09</text:p>
          </table:table-cell>
          <table:table-cell table:number-columns-repeated="1009"/>
        </table:table-row>
        <table:table-row table:style-name="ro1">
          <table:table-cell office:value-type="string">
            <text:p>39kOhm</text:p>
          </table:table-cell>
          <table:table-cell office:value-type="string">
            <text:p>R0204R7_5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RESISTOR_VIRTUAL</text:p>
          </table:table-cell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707-7791 </text:p>
          </table:table-cell>
          <table:table-cell table:style-name="ce11" office:value-type="currency" office:currency="GBP" office:value="0.011">
            <text:p>£0.01</text:p>
          </table:table-cell>
          <table:table-cell table:style-name="ce11" office:value-type="currency" office:currency="GBP" office:value="0.009">
            <text:p>£0.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K23]&gt;[.L23];[.K23];IF([.K23]&gt;1;[.K23]*ROUNDUP([.L23]/[.K23]);[.L23]))" office:value-type="float" office:value="10">
            <text:p>10</text:p>
          </table:table-cell>
          <table:table-cell table:formula="of:=[.M23]*[.I23]" office:value-type="currency" office:currency="GBP" office:value="0.11">
            <text:p>£0.11</text:p>
          </table:table-cell>
          <table:table-cell table:formula="of:=[.M23]*[.J23]" office:value-type="currency" office:currency="GBP" office:value="0.09">
            <text:p>£0.09</text:p>
          </table:table-cell>
          <table:table-cell table:number-columns-repeated="1009"/>
        </table:table-row>
        <table:table-row table:style-name="ro1">
          <table:table-cell office:value-type="string">
            <text:p>47uF</text:p>
          </table:table-cell>
          <table:table-cell office:value-type="string">
            <text:p>CAPPR200-500X1100</text:p>
          </table:table-cell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 office:value-type="string">
            <text:p>CAP_ELECTROLIT_VIRTUAL</text:p>
          </table:table-cell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711-1444 </text:p>
          </table:table-cell>
          <table:table-cell table:style-name="ce11" office:value-type="currency" office:currency="GBP" office:value="0.044">
            <text:p>£0.04</text:p>
          </table:table-cell>
          <table:table-cell table:style-name="ce11" office:value-type="currency" office:currency="GBP" office:value="0.035">
            <text:p>£0.0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IF([.K24]&gt;[.L24];[.K24];IF([.K24]&gt;1;[.K24]*ROUNDUP([.L24]/[.K24]);[.L24]))" office:value-type="float" office:value="50">
            <text:p>50</text:p>
          </table:table-cell>
          <table:table-cell table:formula="of:=[.M24]*[.J24]" office:value-type="currency" office:currency="GBP" office:value="1.75">
            <text:p>£1.75</text:p>
          </table:table-cell>
          <table:table-cell table:formula="of:=[.M24]*[.J24]" office:value-type="currency" office:currency="GBP" office:value="1.75">
            <text:p>£1.75</text:p>
          </table:table-cell>
          <table:table-cell table:number-columns-repeated="1009"/>
        </table:table-row>
        <table:table-row table:style-name="ro1">
          <table:table-cell office:value-type="string">
            <text:p>2200Ohm</text:p>
          </table:table-cell>
          <table:table-cell office:value-type="string">
            <text:p>R0204R7_5</text:p>
          </table:table-cell>
          <table:table-cell office:value-type="float" office:value="1">
            <text:p>1</text:p>
          </table:table-cell>
          <table:table-cell office:value-type="string">
            <text:p>R7</text:p>
          </table:table-cell>
          <table:table-cell office:value-type="string">
            <text:p>RESISTOR_VIRTUAL</text:p>
          </table:table-cell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707-7690 </text:p>
          </table:table-cell>
          <table:table-cell table:style-name="ce11" office:value-type="currency" office:currency="GBP" office:value="0.015">
            <text:p>£0.02</text:p>
          </table:table-cell>
          <table:table-cell table:style-name="ce11" office:value-type="currency" office:currency="GBP" office:value="0.012">
            <text:p>£0.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K25]&gt;[.L25];[.K25];IF([.K25]&gt;1;[.K25]*ROUNDUP([.L25]/[.K25]);[.L25]))" office:value-type="float" office:value="10">
            <text:p>10</text:p>
          </table:table-cell>
          <table:table-cell table:formula="of:=[.M25]*[.I25]" office:value-type="currency" office:currency="GBP" office:value="0.15">
            <text:p>£0.15</text:p>
          </table:table-cell>
          <table:table-cell table:formula="of:=[.M25]*[.J25]" office:value-type="currency" office:currency="GBP" office:value="0.12">
            <text:p>£0.12</text:p>
          </table:table-cell>
          <table:table-cell table:number-columns-repeated="1009"/>
        </table:table-row>
        <table:table-row table:style-name="ro1">
          <table:table-cell office:value-type="string">
            <text:p>4060BD_5V</text:p>
          </table:table-cell>
          <table:table-cell office:value-type="string">
            <text:p>DIP16300</text:p>
          </table:table-cell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4060BD_5V</text:p>
          </table:table-cell>
          <table:table-cell table:style-name="ce4" office:value-type="string">
            <text:p><text:a xlink:href="http://uk.rs-online.com/web/c/?searchTerm=STMicroelectronics&amp;searchType=Brand">STMicroelectronics</text:a> </text:p>
          </table:table-cell>
          <table:table-cell table:style-name="ce4" office:value-type="string">
            <text:p>HCF4060BEY </text:p>
          </table:table-cell>
          <table:table-cell table:style-name="ce4" office:value-type="string">
            <text:p>714-0562P </text:p>
          </table:table-cell>
          <table:table-cell table:style-name="ce11" office:value-type="currency" office:currency="GBP" office:value="0.164">
            <text:p>£0.16</text:p>
          </table:table-cell>
          <table:table-cell table:style-name="ce11" office:value-type="currency" office:currency="GBP" office:value="0.139">
            <text:p>£0.14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IF([.K26]&gt;[.L26];[.K26];IF([.K26]&gt;1;[.K26]*ROUNDUP([.L26]/[.K26]);[.L26]))" office:value-type="float" office:value="20">
            <text:p>20</text:p>
          </table:table-cell>
          <table:table-cell table:formula="of:=[.M26]*[.J26]" office:value-type="currency" office:currency="GBP" office:value="2.78">
            <text:p>£2.78</text:p>
          </table:table-cell>
          <table:table-cell table:formula="of:=[.M26]*[.J26]" office:value-type="currency" office:currency="GBP" office:value="2.78">
            <text:p>£2.78</text:p>
          </table:table-cell>
          <table:table-cell table:number-columns-repeated="1009"/>
        </table:table-row>
        <table:table-row table:style-name="ro2">
          <table:table-cell table:number-columns-repeated="2" office:value-type="string">
            <text:p>HDR1X2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HDR1X2</text:p>
          </table:table-cell>
          <table:table-cell table:number-columns-repeated="3"/>
          <table:table-cell table:number-columns-repeated="4"/>
          <table:table-cell table:formula="of:=IF([.K27]&gt;[.L27];[.K27];IF([.K27]&gt;1;[.K27]*ROUNDUP([.L27]/[.K27]);[.L27]))" office:value-type="float" office:value="0">
            <text:p>0</text:p>
          </table:table-cell>
          <table:table-cell table:formula="of:=[.M27]*[.I27]" office:value-type="float" office:value="0">
            <text:p>0</text:p>
          </table:table-cell>
          <table:table-cell table:formula="of:=[.M27]*[.J27]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2" office:value-type="string">
            <text:p>HDR1X3</text:p>
          </table:table-cell>
          <table:table-cell office:value-type="float" office:value="1">
            <text:p>1</text:p>
          </table:table-cell>
          <table:table-cell office:value-type="string">
            <text:p>J8</text:p>
          </table:table-cell>
          <table:table-cell office:value-type="string">
            <text:p>HDR1X3</text:p>
          </table:table-cell>
          <table:table-cell table:number-columns-repeated="3"/>
          <table:table-cell table:number-columns-repeated="4"/>
          <table:table-cell table:formula="of:=IF([.K28]&gt;[.L28];[.K28];IF([.K28]&gt;1;[.K28]*ROUNDUP([.L28]/[.K28]);[.L28]))" office:value-type="float" office:value="0">
            <text:p>0</text:p>
          </table:table-cell>
          <table:table-cell table:formula="of:=[.M28]*[.I28]" office:value-type="float" office:value="0">
            <text:p>0</text:p>
          </table:table-cell>
          <table:table-cell table:formula="of:=[.M28]*[.J28]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2" office:value-type="string">
            <text:p>HDR1X6</text:p>
          </table:table-cell>
          <table:table-cell office:value-type="float" office:value="2">
            <text:p>2</text:p>
          </table:table-cell>
          <table:table-cell office:value-type="string">
            <text:p>J2,J3,J6,J7</text:p>
          </table:table-cell>
          <table:table-cell office:value-type="string">
            <text:p>HDR1X6</text:p>
          </table:table-cell>
          <table:table-cell table:number-columns-repeated="3"/>
          <table:table-cell table:number-columns-repeated="4"/>
          <table:table-cell table:formula="of:=IF([.K29]&gt;[.L29];[.K29];IF([.K29]&gt;1;[.K29]*ROUNDUP([.L29]/[.K29]);[.L29]))" office:value-type="float" office:value="0">
            <text:p>0</text:p>
          </table:table-cell>
          <table:table-cell table:formula="of:=[.M29]*[.I29]" office:value-type="float" office:value="0">
            <text:p>0</text:p>
          </table:table-cell>
          <table:table-cell table:formula="of:=[.M29]*[.J29]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2" office:value-type="string">
            <text:p>HDR1X7</text:p>
          </table:table-cell>
          <table:table-cell office:value-type="float" office:value="1">
            <text:p>1</text:p>
          </table:table-cell>
          <table:table-cell office:value-type="string">
            <text:p>J11</text:p>
          </table:table-cell>
          <table:table-cell office:value-type="string">
            <text:p>HDR1X7</text:p>
          </table:table-cell>
          <table:table-cell table:number-columns-repeated="3"/>
          <table:table-cell table:number-columns-repeated="4"/>
          <table:table-cell table:formula="of:=IF([.K30]&gt;[.L30];[.K30];IF([.K30]&gt;1;[.K30]*ROUNDUP([.L30]/[.K30]);[.L30]))" office:value-type="float" office:value="0">
            <text:p>0</text:p>
          </table:table-cell>
          <table:table-cell table:formula="of:=[.M30]*[.I30]" office:value-type="float" office:value="0">
            <text:p>0</text:p>
          </table:table-cell>
          <table:table-cell table:formula="of:=[.M30]*[.J30]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2" office:value-type="string">
            <text:p>HDR1X8</text:p>
          </table:table-cell>
          <table:table-cell office:value-type="float" office:value="2">
            <text:p>2</text:p>
          </table:table-cell>
          <table:table-cell office:value-type="string">
            <text:p>J4,J5,J12,J13</text:p>
          </table:table-cell>
          <table:table-cell office:value-type="string">
            <text:p>HDR1X8</text:p>
          </table:table-cell>
          <table:table-cell table:number-columns-repeated="3"/>
          <table:table-cell table:number-columns-repeated="4"/>
          <table:table-cell table:formula="of:=IF([.K31]&gt;[.L31];[.K31];IF([.K31]&gt;1;[.K31]*ROUNDUP([.L31]/[.K31]);[.L31]))" office:value-type="float" office:value="0">
            <text:p>0</text:p>
          </table:table-cell>
          <table:table-cell table:formula="of:=[.M31]*[.I31]" office:value-type="float" office:value="0">
            <text:p>0</text:p>
          </table:table-cell>
          <table:table-cell table:formula="of:=[.M31]*[.J31]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2" office:value-type="string">
            <text:p>HDR2X3</text:p>
          </table:table-cell>
          <table:table-cell office:value-type="float" office:value="1">
            <text:p>1</text:p>
          </table:table-cell>
          <table:table-cell office:value-type="string">
            <text:p>J9</text:p>
          </table:table-cell>
          <table:table-cell office:value-type="string">
            <text:p>HDR2X3</text:p>
          </table:table-cell>
          <table:table-cell table:number-columns-repeated="3"/>
          <table:table-cell table:number-columns-repeated="4"/>
          <table:table-cell table:formula="of:=IF([.K32]&gt;[.L32];[.K32];IF([.K32]&gt;1;[.K32]*ROUNDUP([.L32]/[.K32]);[.L32]))" office:value-type="float" office:value="0">
            <text:p>0</text:p>
          </table:table-cell>
          <table:table-cell table:formula="of:=[.M32]*[.I32]" office:value-type="float" office:value="0">
            <text:p>0</text:p>
          </table:table-cell>
          <table:table-cell table:formula="of:=[.M32]*[.J32]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2" office:value-type="string">
            <text:p>HDR2X7</text:p>
          </table:table-cell>
          <table:table-cell office:value-type="float" office:value="1">
            <text:p>1</text:p>
          </table:table-cell>
          <table:table-cell office:value-type="string">
            <text:p>J10</text:p>
          </table:table-cell>
          <table:table-cell office:value-type="string">
            <text:p>HDR2X7</text:p>
          </table:table-cell>
          <table:table-cell table:number-columns-repeated="3"/>
          <table:table-cell table:number-columns-repeated="4"/>
          <table:table-cell table:formula="of:=IF([.K33]&gt;[.L33];[.K33];IF([.K33]&gt;1;[.K33]*ROUNDUP([.L33]/[.K33]);[.L33]))" office:value-type="float" office:value="0">
            <text:p>0</text:p>
          </table:table-cell>
          <table:table-cell table:formula="of:=[.M33]*[.I33]" office:value-type="float" office:value="0">
            <text:p>0</text:p>
          </table:table-cell>
          <table:table-cell table:formula="of:=[.M33]*[.J33]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LMC555CH</text:p>
          </table:table-cell>
          <table:table-cell office:value-type="string">
            <text:p>DIP8300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LMC555CH</text:p>
          </table:table-cell>
          <table:table-cell table:style-name="ce4" office:value-type="string">
            <text:p><text:a xlink:href="http://uk.rs-online.com/web/c/?searchTerm=Texas+Instruments&amp;searchType=Brand">Texas Instruments</text:a> </text:p>
          </table:table-cell>
          <table:table-cell table:style-name="ce4" office:value-type="string">
            <text:p>LMC555CN/NOPB </text:p>
          </table:table-cell>
          <table:table-cell table:style-name="ce4" office:value-type="string">
            <text:p>534-4002 </text:p>
          </table:table-cell>
          <table:table-cell table:style-name="ce11" office:value-type="currency" office:currency="GBP" office:value="0.85">
            <text:p>£0.85</text:p>
          </table:table-cell>
          <table:table-cell table:style-name="ce11" office:value-type="currency" office:currency="GBP" office:value="0.68">
            <text:p>£0.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[.K34]&gt;[.L34];[.K34];IF([.K34]&gt;1;[.K34]*ROUNDUP([.L34]/[.K34]);[.L34]))" office:value-type="float" office:value="4">
            <text:p>4</text:p>
          </table:table-cell>
          <table:table-cell table:formula="of:=[.M34]*[.J34]" office:value-type="currency" office:currency="GBP" office:value="2.72">
            <text:p>£2.72</text:p>
          </table:table-cell>
          <table:table-cell table:formula="of:=[.M34]*[.I34]" office:value-type="currency" office:currency="GBP" office:value="3.4">
            <text:p>£3.40</text:p>
          </table:table-cell>
          <table:table-cell/>
          <table:table-cell/>
          <table:table-cell table:number-columns-repeated="1007"/>
        </table:table-row>
        <table:table-row table:style-name="ro1">
          <table:table-cell office:value-type="string">
            <text:p>LMC6482</text:p>
          </table:table-cell>
          <table:table-cell office:value-type="string">
            <text:p>DIP8300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LMC6482</text:p>
          </table:table-cell>
          <table:table-cell table:style-name="ce4" office:value-type="string">
            <text:p><text:a xlink:href="http://uk.rs-online.com/web/c/?searchTerm=Texas+Instruments&amp;searchType=Brand">Texas Instruments</text:a> </text:p>
          </table:table-cell>
          <table:table-cell table:style-name="ce4" office:value-type="string">
            <text:p>LMC6482AIN/NOPB </text:p>
          </table:table-cell>
          <table:table-cell table:style-name="ce4" office:value-type="string">
            <text:p>536-0183 </text:p>
          </table:table-cell>
          <table:table-cell table:style-name="ce11" office:value-type="currency" office:currency="GBP" office:value="1.556">
            <text:p>£1.56</text:p>
          </table:table-cell>
          <table:table-cell table:style-name="ce11" office:value-type="currency" office:currency="GBP" office:value="1.245">
            <text:p>£1.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IF([.K35]&gt;[.L35];[.K35];IF([.K35]&gt;1;[.K35]*ROUNDUP([.L35]/[.K35]);[.L35]))" office:value-type="float" office:value="5">
            <text:p>5</text:p>
          </table:table-cell>
          <table:table-cell table:formula="of:=[.M35]*[.J35]" office:value-type="currency" office:currency="GBP" office:value="6.225">
            <text:p>£6.23</text:p>
          </table:table-cell>
          <table:table-cell table:formula="of:=[.M35]*[.I35]" office:value-type="currency" office:currency="GBP" office:value="7.78">
            <text:p>£7.78</text:p>
          </table:table-cell>
          <table:table-cell/>
          <table:table-cell/>
          <table:table-cell table:number-columns-repeated="1007"/>
        </table:table-row>
        <table:table-row table:style-name="ro2">
          <table:table-cell office:value-type="string">
            <text:p>TEST_PT1</text:p>
          </table:table-cell>
          <table:table-cell office:value-type="string">
            <text:p>PB</text:p>
          </table:table-cell>
          <table:table-cell office:value-type="float" office:value="5">
            <text:p>5</text:p>
          </table:table-cell>
          <table:table-cell office:value-type="string">
            <text:p>COND_A,COND_B,GROUND,SENSE,SHIELD</text:p>
          </table:table-cell>
          <table:table-cell office:value-type="string">
            <text:p>TEST_PT1</text:p>
          </table:table-cell>
          <table:table-cell table:number-columns-repeated="3"/>
          <table:table-cell table:number-columns-repeated="4"/>
          <table:table-cell table:formula="of:=IF([.K36]&gt;[.L36];[.K36];IF([.K36]&gt;1;[.K36]*ROUNDUP([.L36]/[.K36]);[.L36]))" office:value-type="float" office:value="0">
            <text:p>0</text:p>
          </table:table-cell>
          <table:table-cell table:formula="of:=[.M36]*[.I36]" office:value-type="float" office:value="0">
            <text:p>0</text:p>
          </table:table-cell>
          <table:table-cell table:formula="of:=[.M36]*[.J36]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TEST_PT2</text:p>
          </table:table-cell>
          <table:table-cell office:value-type="string">
            <text:p>PIN</text:p>
          </table:table-cell>
          <table:table-cell office:value-type="float" office:value="1">
            <text:p>1</text:p>
          </table:table-cell>
          <table:table-cell office:value-type="string">
            <text:p>12V</text:p>
          </table:table-cell>
          <table:table-cell office:value-type="string">
            <text:p>TEST_PT2</text:p>
          </table:table-cell>
          <table:table-cell table:number-columns-repeated="3"/>
          <table:table-cell table:number-columns-repeated="4"/>
          <table:table-cell table:formula="of:=IF([.K37]&gt;[.L37];[.K37];IF([.K37]&gt;1;[.K37]*ROUNDUP([.L37]/[.K37]);[.L37]))" office:value-type="float" office:value="0">
            <text:p>0</text:p>
          </table:table-cell>
          <table:table-cell table:formula="of:=[.M37]*[.I37]" office:value-type="float" office:value="0">
            <text:p>0</text:p>
          </table:table-cell>
          <table:table-cell table:formula="of:=[.M37]*[.J37]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TMP36</text:p>
          </table:table-cell>
          <table:table-cell office:value-type="string">
            <text:p>TO5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TMP36</text:p>
          </table:table-cell>
          <table:table-cell table:style-name="ce4" office:value-type="string">
            <text:p><text:a xlink:href="http://uk.rs-online.com/web/c/?searchTerm=Analog+Devices&amp;searchType=Brand">Analog Devices</text:a> </text:p>
          </table:table-cell>
          <table:table-cell table:style-name="ce4" office:value-type="string">
            <text:p>TMP36GT9Z </text:p>
          </table:table-cell>
          <table:table-cell table:style-name="ce4" office:value-type="string">
            <text:p>427-351 </text:p>
          </table:table-cell>
          <table:table-cell table:style-name="ce11" office:value-type="currency" office:currency="GBP" office:value="1.39">
            <text:p>£1.39</text:p>
          </table:table-cell>
          <table:table-cell table:style-name="ce11" office:value-type="currency" office:currency="GBP" office:value="1.112">
            <text:p>£1.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IF([.K38]&gt;[.L38];[.K38];IF([.K38]&gt;1;[.K38]*ROUNDUP([.L38]/[.K38]);[.L38]))" office:value-type="float" office:value="5">
            <text:p>5</text:p>
          </table:table-cell>
          <table:table-cell table:formula="of:=[.M38]*[.J38]" office:value-type="currency" office:currency="GBP" office:value="5.56">
            <text:p>£5.56</text:p>
          </table:table-cell>
          <table:table-cell table:formula="of:=[.M38]*[.I38]" office:value-type="currency" office:currency="GBP" office:value="6.95">
            <text:p>£6.95</text:p>
          </table:table-cell>
          <table:table-cell/>
          <table:table-cell/>
          <table:table-cell table:number-columns-repeated="1007"/>
        </table:table-row>
        <table:table-row table:style-name="ro2">
          <table:table-cell table:number-columns-repeated="8"/>
          <table:table-cell table:number-columns-repeated="4"/>
          <table:table-cell table:formula="of:=IF([.K39]&gt;[.L39];[.K39];IF([.K39]&gt;1;[.K39]*ROUNDUP([.L39]/[.K39]);[.L39]))" office:value-type="float" office:value="0">
            <text:p>0</text:p>
          </table:table-cell>
          <table:table-cell table:formula="of:=[.M39]*[.I39]" office:value-type="float" office:value="0">
            <text:p>0</text:p>
          </table:table-cell>
          <table:table-cell table:formula="of:=[.M39]*[.J39]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Socket strip </text:p>
          </table:table-cell>
          <table:table-cell office:value-type="string">
            <text:p>HDR1x6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4" office:value-type="string">
            <text:p><text:a xlink:href="http://uk.rs-online.com/web/c/?searchTerm=Winslow&amp;searchType=Brand">Winslow</text:a> </text:p>
          </table:table-cell>
          <table:table-cell/>
          <table:table-cell table:style-name="ce4" office:value-type="string">
            <text:p>401-699 </text:p>
          </table:table-cell>
          <table:table-cell table:style-name="ce11" office:value-type="currency" office:currency="GBP" office:value="1.502">
            <text:p>£1.50</text:p>
          </table:table-cell>
          <table:table-cell table:style-name="ce11" office:value-type="currency" office:currency="GBP" office:value="1.202">
            <text:p>£1.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IF([.K40]&gt;[.L40];[.K40];IF([.K40]&gt;1;[.K40]*ROUNDUP([.L40]/[.K40]);[.L40]))" office:value-type="float" office:value="10">
            <text:p>10</text:p>
          </table:table-cell>
          <table:table-cell table:formula="of:=[.M40]*[.I40]" office:value-type="currency" office:currency="GBP" office:value="15.02">
            <text:p>£15.02</text:p>
          </table:table-cell>
          <table:table-cell table:formula="of:=[.M40]*[.J40]" office:value-type="currency" office:currency="GBP" office:value="12.02">
            <text:p>£12.02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Socket strip </text:p>
          </table:table-cell>
          <table:table-cell table:style-name="ce2" office:value-type="string">
            <text:p>HDR1x8</text:p>
          </table:table-cell>
          <table:table-cell table:style-name="ce2" office:value-type="float" office:value="2">
            <text:p>2</text:p>
          </table:table-cell>
          <table:table-cell table:style-name="ce2" table:number-columns-repeated="2"/>
          <table:table-cell table:style-name="ce7" office:value-type="string">
            <text:p><text:a xlink:href="http://uk.rs-online.com/web/c/?searchTerm=Winslow&amp;searchType=Brand">Winslow</text:a> </text:p>
          </table:table-cell>
          <table:table-cell table:style-name="ce2" table:number-columns-repeated="2"/>
          <table:table-cell table:number-columns-repeated="4" table:style-name="ce2"/>
          <table:table-cell table:style-name="ce2" table:formula="of:=IF([.K41]&gt;[.L41];[.K41];IF([.K41]&gt;1;[.K41]*ROUNDUP([.L41]/[.K41]);[.L41]))" office:value-type="float" office:value="0">
            <text:p>0</text:p>
          </table:table-cell>
          <table:table-cell table:style-name="ce2" table:formula="of:=[.M41]*[.I41]" office:value-type="float" office:value="0">
            <text:p>0</text:p>
          </table:table-cell>
          <table:table-cell table:style-name="ce2" table:formula="of:=[.M41]*[.J41]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office:value-type="string">
            <text:p>Silicone conformal coating</text:p>
          </table:table-cell>
          <table:table-cell table:number-columns-repeated="4"/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494-714 </text:p>
          </table:table-cell>
          <table:table-cell table:style-name="ce11" office:value-type="currency" office:currency="GBP" office:value="9.02">
            <text:p>£9.02</text:p>
          </table:table-cell>
          <table:table-cell table:style-name="ce11" office:value-type="currency" office:currency="GBP" office:value="7.216">
            <text:p>£7.22</text:p>
          </table:table-cell>
          <table:table-cell table:number-columns-repeated="2" office:value-type="float" office:value="1">
            <text:p>1</text:p>
          </table:table-cell>
          <table:table-cell table:formula="of:=IF([.K42]&gt;[.L42];[.K42];IF([.K42]&gt;1;[.K42]*ROUNDUP([.L42]/[.K42]);[.L42]))" office:value-type="float" office:value="1">
            <text:p>1</text:p>
          </table:table-cell>
          <table:table-cell table:formula="of:=[.M42]*[.I42]" office:value-type="currency" office:currency="GBP" office:value="9.02">
            <text:p>£9.02</text:p>
          </table:table-cell>
          <table:table-cell table:formula="of:=[.M42]*[.J42]" office:value-type="currency" office:currency="GBP" office:value="7.216">
            <text:p>£7.22</text:p>
          </table:table-cell>
          <table:table-cell table:number-columns-repeated="1009"/>
        </table:table-row>
        <table:table-row table:style-name="ro1">
          <table:table-cell office:value-type="string">
            <text:p>Flux remover</text:p>
          </table:table-cell>
          <table:table-cell table:number-columns-repeated="4"/>
          <table:table-cell table:style-name="ce4" office:value-type="string">
            <text:p><text:a xlink:href="http://uk.rs-online.com/web/c/?searchTerm=ITW+Chemtronics&amp;searchType=Brand">ITW Chemtronics</text:a> </text:p>
          </table:table-cell>
          <table:table-cell table:style-name="ce4" office:value-type="string">
            <text:p>ES830BE </text:p>
          </table:table-cell>
          <table:table-cell office:value-type="string">
            <text:p>298-7937</text:p>
          </table:table-cell>
          <table:table-cell table:style-name="ce11" office:value-type="currency" office:currency="GBP" office:value="7.64">
            <text:p>£7.64</text:p>
          </table:table-cell>
          <table:table-cell table:style-name="ce11" office:value-type="currency" office:currency="GBP" office:value="6.112">
            <text:p>£6.11</text:p>
          </table:table-cell>
          <table:table-cell table:number-columns-repeated="2" office:value-type="float" office:value="1">
            <text:p>1</text:p>
          </table:table-cell>
          <table:table-cell table:formula="of:=IF([.K43]&gt;[.L43];[.K43];IF([.K43]&gt;1;[.K43]*ROUNDUP([.L43]/[.K43]);[.L43]))" office:value-type="float" office:value="1">
            <text:p>1</text:p>
          </table:table-cell>
          <table:table-cell table:formula="of:=[.M43]*[.I43]" office:value-type="currency" office:currency="GBP" office:value="7.64">
            <text:p>£7.64</text:p>
          </table:table-cell>
          <table:table-cell table:formula="of:=[.M43]*[.J43]" office:value-type="currency" office:currency="GBP" office:value="6.112">
            <text:p>£6.11</text:p>
          </table:table-cell>
          <table:table-cell table:number-columns-repeated="1009"/>
        </table:table-row>
        <table:table-row table:style-name="ro1">
          <table:table-cell office:value-type="string">
            <text:p>Board rinse</text:p>
          </table:table-cell>
          <table:table-cell table:number-columns-repeated="4"/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497-016 </text:p>
          </table:table-cell>
          <table:table-cell table:style-name="ce11" office:value-type="currency" office:currency="GBP" office:value="6.9">
            <text:p>£6.90</text:p>
          </table:table-cell>
          <table:table-cell table:style-name="ce11" office:value-type="currency" office:currency="GBP" office:value="5.52">
            <text:p>£5.52</text:p>
          </table:table-cell>
          <table:table-cell table:number-columns-repeated="2" office:value-type="float" office:value="1">
            <text:p>1</text:p>
          </table:table-cell>
          <table:table-cell table:formula="of:=IF([.K44]&gt;[.L44];[.K44];IF([.K44]&gt;1;[.K44]*ROUNDUP([.L44]/[.K44]);[.L44]))" office:value-type="float" office:value="1">
            <text:p>1</text:p>
          </table:table-cell>
          <table:table-cell table:formula="of:=[.M44]*[.I44]" office:value-type="currency" office:currency="GBP" office:value="6.9">
            <text:p>£6.90</text:p>
          </table:table-cell>
          <table:table-cell table:formula="of:=[.M44]*[.J44]" office:value-type="currency" office:currency="GBP" office:value="5.52">
            <text:p>£5.52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number-columns-repeated="4"/>
          <table:table-cell table:formula="of:=IF([.K45]&gt;[.L45];[.K45];IF([.K45]&gt;1;[.K45]*ROUNDUP([.L45]/[.K45]);[.L45]))" office:value-type="float" office:value="0">
            <text:p>0</text:p>
          </table:table-cell>
          <table:table-cell table:formula="of:=[.M45]*[.I45]" office:value-type="float" office:value="0">
            <text:p>0</text:p>
          </table:table-cell>
          <table:table-cell table:formula="of:=[.M45]*[.J45]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CoAx cable</text:p>
          </table:table-cell>
          <table:table-cell table:style-name="ce3" table:number-columns-repeated="5"/>
          <table:table-cell table:style-name="ce3" office:value-type="string">
            <text:p>Cricklewood</text:p>
          </table:table-cell>
          <table:table-cell table:style-name="ce9" office:value-type="string">
            <text:p>ZS1</text:p>
          </table:table-cell>
          <table:table-cell table:style-name="ce12" office:value-type="currency" office:currency="GBP" office:value="0.4">
            <text:p>£0.4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IF([.K46]&gt;[.L46];[.K46];IF([.K46]&gt;1;[.K46]*ROUNDUP([.L46]/[.K46]);[.L46]))" office:value-type="float" office:value="4">
            <text:p>4</text:p>
          </table:table-cell>
          <table:table-cell table:style-name="ce3" table:formula="of:=[.M46]*[.I46]" office:value-type="currency" office:currency="GBP" office:value="1.6">
            <text:p>£1.60</text:p>
          </table:table-cell>
          <table:table-cell table:style-name="ce3" table:formula="of:=[.M46]*[.J46]" office:value-type="float" office:value="0">
            <text:p>0</text:p>
          </table:table-cell>
          <table:table-cell table:style-name="ce3" table:number-columns-repeated="2"/>
          <table:table-cell table:style-name="ce3" office:value-type="string">
            <text:p>http://www.cricklewoodelectronics.com/Cricklewood/product.php?productid=18957&amp;cat=326&amp;page=1</text:p>
          </table:table-cell>
          <table:table-cell table:style-name="ce3" table:number-columns-repeated="1006"/>
        </table:table-row>
        <table:table-row table:style-name="ro2">
          <table:table-cell table:number-columns-repeated="8"/>
          <table:table-cell table:number-columns-repeated="4"/>
          <table:table-cell table:formula="of:=IF([.K47]&gt;[.L47];[.K47];IF([.K47]&gt;1;[.K47]*ROUNDUP([.L47]/[.K47]);[.L47]))" office:value-type="float" office:value="0">
            <text:p>0</text:p>
          </table:table-cell>
          <table:table-cell table:formula="of:=[.M47]*[.I47]" office:value-type="float" office:value="0">
            <text:p>0</text:p>
          </table:table-cell>
          <table:table-cell table:formula="of:=[.M47]*[.J47]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INA125PA</text:p>
          </table:table-cell>
          <table:table-cell office:value-type="string">
            <text:p>DIP16300</text:p>
          </table:table-cell>
          <table:table-cell office:value-type="float" office:value="1">
            <text:p>1</text:p>
          </table:table-cell>
          <table:table-cell office:value-type="string">
            <text:p>U47</text:p>
          </table:table-cell>
          <table:table-cell office:value-type="string">
            <text:p>OP_AMP</text:p>
          </table:table-cell>
          <table:table-cell table:style-name="ce4" office:value-type="string">
            <text:p><text:a xlink:href="http://uk.rs-online.com/web/c/?searchTerm=Texas+Instruments&amp;searchType=Brand">Texas Instruments</text:a> </text:p>
          </table:table-cell>
          <table:table-cell table:style-name="ce4" office:value-type="string">
            <text:p>INA125PA </text:p>
          </table:table-cell>
          <table:table-cell table:style-name="ce4" office:value-type="string">
            <text:p>252-1593 </text:p>
          </table:table-cell>
          <table:table-cell table:style-name="ce11" office:value-type="currency" office:currency="GBP" office:value="4.39">
            <text:p>£4.39</text:p>
          </table:table-cell>
          <table:table-cell table:style-name="ce11" office:value-type="currency" office:currency="GBP" office:value="3.512">
            <text:p>£3.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[.K48]&gt;[.L48];[.K48];IF([.K48]&gt;1;[.K48]*ROUNDUP([.L48]/[.K48]);[.L48]))" office:value-type="float" office:value="2">
            <text:p>2</text:p>
          </table:table-cell>
          <table:table-cell table:formula="of:=[.M48]*[.J48]" office:value-type="currency" office:currency="GBP" office:value="7.024">
            <text:p>£7.02</text:p>
          </table:table-cell>
          <table:table-cell table:formula="of:=[.M48]*[.I48]" office:value-type="currency" office:currency="GBP" office:value="8.78">
            <text:p>£8.78</text:p>
          </table:table-cell>
          <table:table-cell/>
          <table:table-cell/>
          <table:table-cell table:number-columns-repeated="1007"/>
        </table:table-row>
        <table:table-row table:style-name="ro1">
          <table:table-cell table:style-name="ce4" office:value-type="string">
            <text:p>Optocoupler</text:p>
          </table:table-cell>
          <table:table-cell office:value-type="string">
            <text:p>DIP8300</text:p>
          </table:table-cell>
          <table:table-cell office:value-type="float" office:value="1">
            <text:p>1</text:p>
          </table:table-cell>
          <table:table-cell office:value-type="string">
            <text:p>U39</text:p>
          </table:table-cell>
          <table:table-cell table:style-name="ce4" office:value-type="string">
            <text:p>ACPL-827-000E </text:p>
          </table:table-cell>
          <table:table-cell table:style-name="ce4" office:value-type="string">
            <text:p><text:a xlink:href="http://uk.rs-online.com/web/c/?searchTerm=Avago+Technologies&amp;searchType=Brand">Avago Technologies</text:a> </text:p>
          </table:table-cell>
          <table:table-cell table:style-name="ce4" office:value-type="string">
            <text:p>ACPL-827-000E </text:p>
          </table:table-cell>
          <table:table-cell table:style-name="ce4" office:value-type="string">
            <text:p>693-5937 </text:p>
          </table:table-cell>
          <table:table-cell table:style-name="ce11" office:value-type="currency" office:currency="GBP" office:value="0.63">
            <text:p>£0.63</text:p>
          </table:table-cell>
          <table:table-cell table:style-name="ce11" office:value-type="currency" office:currency="GBP" office:value="0.504">
            <text:p>£0.5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[.K49]&gt;[.L49];[.K49];IF([.K49]&gt;1;[.K49]*ROUNDUP([.L49]/[.K49]);[.L49]))" office:value-type="float" office:value="2">
            <text:p>2</text:p>
          </table:table-cell>
          <table:table-cell table:formula="of:=[.M49]*[.I49]" office:value-type="currency" office:currency="GBP" office:value="1.26">
            <text:p>£1.26</text:p>
          </table:table-cell>
          <table:table-cell table:formula="of:=[.M49]*[.J49]" office:value-type="currency" office:currency="GBP" office:value="1.008">
            <text:p>£1.01</text:p>
          </table:table-cell>
          <table:table-cell table:number-columns-repeated="1009"/>
        </table:table-row>
        <table:table-row table:style-name="ro1">
          <table:table-cell office:value-type="string">
            <text:p>Piezodisc</text:p>
          </table:table-cell>
          <table:table-cell table:number-columns-repeated="4"/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724-3162 </text:p>
          </table:table-cell>
          <table:table-cell table:style-name="ce11" office:value-type="currency" office:currency="GBP" office:value="0.34">
            <text:p>£0.34</text:p>
          </table:table-cell>
          <table:table-cell table:style-name="ce11" office:value-type="currency" office:currency="GBP" office:value="0.272">
            <text:p>£0.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IF([.K50]&gt;[.L50];[.K50];IF([.K50]&gt;1;[.K50]*ROUNDUP([.L50]/[.K50]);[.L50]))" office:value-type="float" office:value="5">
            <text:p>5</text:p>
          </table:table-cell>
          <table:table-cell table:formula="of:=[.M50]*[.I50]" office:value-type="currency" office:currency="GBP" office:value="1.7">
            <text:p>£1.70</text:p>
          </table:table-cell>
          <table:table-cell table:formula="of:=[.M50]*[.J50]" office:value-type="currency" office:currency="GBP" office:value="1.36">
            <text:p>£1.36</text:p>
          </table:table-cell>
          <table:table-cell table:number-columns-repeated="1009"/>
        </table:table-row>
        <table:table-row table:style-name="ro1">
          <table:table-cell table:style-name="ce4" office:value-type="string">
            <text:p>Optocoupler</text:p>
          </table:table-cell>
          <table:table-cell office:value-type="string">
            <text:p>DIP8300</text:p>
          </table:table-cell>
          <table:table-cell office:value-type="float" office:value="1">
            <text:p>1</text:p>
          </table:table-cell>
          <table:table-cell office:value-type="string">
            <text:p>U39a</text:p>
          </table:table-cell>
          <table:table-cell table:style-name="ce4" office:value-type="string">
            <text:p>H11A1X </text:p>
          </table:table-cell>
          <table:table-cell table:style-name="ce4" office:value-type="string">
            <text:p><text:a xlink:href="http://uk.rs-online.com/web/c/?searchTerm=Isocom&amp;searchType=Brand">Isocom</text:a> </text:p>
          </table:table-cell>
          <table:table-cell table:style-name="ce4" office:value-type="string">
            <text:p>H11A1X </text:p>
          </table:table-cell>
          <table:table-cell table:style-name="ce4" office:value-type="string">
            <text:p>111-122 </text:p>
          </table:table-cell>
          <table:table-cell table:style-name="ce11" office:value-type="currency" office:currency="GBP" office:value="0.49">
            <text:p>£0.49</text:p>
          </table:table-cell>
          <table:table-cell table:style-name="ce11" office:value-type="currency" office:currency="GBP" office:value="0.392">
            <text:p>£0.39</text:p>
          </table:table-cell>
          <table:table-cell table:number-columns-repeated="2" office:value-type="float" office:value="1">
            <text:p>1</text:p>
          </table:table-cell>
          <table:table-cell table:formula="of:=IF([.K51]&gt;[.L51];[.K51];IF([.K51]&gt;1;[.K51]*ROUNDUP([.L51]/[.K51]);[.L51]))" office:value-type="float" office:value="1">
            <text:p>1</text:p>
          </table:table-cell>
          <table:table-cell table:formula="of:=[.M51]*[.I51]" office:value-type="currency" office:currency="GBP" office:value="0.49">
            <text:p>£0.49</text:p>
          </table:table-cell>
          <table:table-cell table:formula="of:=[.M51]*[.J51]" office:value-type="currency" office:currency="GBP" office:value="0.392">
            <text:p>£0.39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number-columns-repeated="4"/>
          <table:table-cell table:formula="of:=IF([.K52]&gt;[.L52];[.K52];IF([.K52]&gt;1;[.K52]*ROUNDUP([.L52]/[.K52]);[.L52]))" office:value-type="float" office:value="0">
            <text:p>0</text:p>
          </table:table-cell>
          <table:table-cell table:formula="of:=[.M52]*[.I52]" office:value-type="float" office:value="0">
            <text:p>0</text:p>
          </table:table-cell>
          <table:table-cell table:formula="of:=[.M52]*[.J52]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number-columns-repeated="4"/>
          <table:table-cell table:formula="of:=IF([.K53]&gt;[.L53];[.K53];IF([.K53]&gt;1;[.K53]*ROUNDUP([.L53]/[.K53]);[.L53]))" office:value-type="float" office:value="0">
            <text:p>0</text:p>
          </table:table-cell>
          <table:table-cell table:formula="of:=[.M53]*[.I53]" office:value-type="float" office:value="0">
            <text:p>0</text:p>
          </table:table-cell>
          <table:table-cell table:formula="of:=[.M53]*[.J53]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number-columns-repeated="4"/>
          <table:table-cell table:formula="of:=IF([.K54]&gt;[.L54];[.K54];IF([.K54]&gt;1;[.K54]*ROUNDUP([.L54]/[.K54]);[.L54]))" office:value-type="float" office:value="0">
            <text:p>0</text:p>
          </table:table-cell>
          <table:table-cell table:formula="of:=[.M54]*[.I54]" office:value-type="float" office:value="0">
            <text:p>0</text:p>
          </table:table-cell>
          <table:table-cell table:formula="of:=[.M54]*[.J54]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Ultiboard Information Export File</text:p>
          </table:table-cell>
          <table:table-cell table:number-columns-repeated="7"/>
          <table:table-cell table:number-columns-repeated="4"/>
          <table:table-cell table:formula="of:=IF([.K55]&gt;[.L55];[.K55];IF([.K55]&gt;1;[.K55]*ROUNDUP([.L55]/[.K55]);[.L55]))" office:value-type="float" office:value="0">
            <text:p>0</text:p>
          </table:table-cell>
          <table:table-cell table:formula="of:=[.M55]*[.I55]" office:value-type="float" office:value="0">
            <text:p>0</text:p>
          </table:table-cell>
          <table:table-cell table:formula="of:=[.M55]*[.J55]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number-columns-repeated="4"/>
          <table:table-cell table:formula="of:=IF([.K56]&gt;[.L56];[.K56];IF([.K56]&gt;1;[.K56]*ROUNDUP([.L56]/[.K56]);[.L56]))" office:value-type="float" office:value="0">
            <text:p>0</text:p>
          </table:table-cell>
          <table:table-cell table:formula="of:=[.M56]*[.I56]" office:value-type="float" office:value="0">
            <text:p>0</text:p>
          </table:table-cell>
          <table:table-cell table:formula="of:=[.M56]*[.J56]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Design Name <text:s/>: drainlogger_PSU(drainlogger_PSU) - Bill Of Materials</text:p>
          </table:table-cell>
          <table:table-cell table:number-columns-repeated="7"/>
          <table:table-cell table:number-columns-repeated="4"/>
          <table:table-cell table:formula="of:=IF([.K57]&gt;[.L57];[.K57];IF([.K57]&gt;1;[.K57]*ROUNDUP([.L57]/[.K57]);[.L57]))" office:value-type="float" office:value="0">
            <text:p>0</text:p>
          </table:table-cell>
          <table:table-cell table:formula="of:=[.M57]*[.I57]" office:value-type="float" office:value="0">
            <text:p>0</text:p>
          </table:table-cell>
          <table:table-cell table:formula="of:=[.M57]*[.J57]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Report Date <text:s/>: 16 November 2012</text:p>
          </table:table-cell>
          <table:table-cell table:number-columns-repeated="7"/>
          <table:table-cell table:number-columns-repeated="4"/>
          <table:table-cell table:formula="of:=IF([.K58]&gt;[.L58];[.K58];IF([.K58]&gt;1;[.K58]*ROUNDUP([.L58]/[.K58]);[.L58]))" office:value-type="float" office:value="0">
            <text:p>0</text:p>
          </table:table-cell>
          <table:table-cell table:formula="of:=[.M58]*[.I58]" office:value-type="float" office:value="0">
            <text:p>0</text:p>
          </table:table-cell>
          <table:table-cell table:formula="of:=[.M58]*[.J58]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Report Time <text:s/>: 01:05</text:p>
          </table:table-cell>
          <table:table-cell table:number-columns-repeated="7"/>
          <table:table-cell table:number-columns-repeated="4"/>
          <table:table-cell table:formula="of:=IF([.K59]&gt;[.L59];[.K59];IF([.K59]&gt;1;[.K59]*ROUNDUP([.L59]/[.K59]);[.L59]))" office:value-type="float" office:value="0">
            <text:p>0</text:p>
          </table:table-cell>
          <table:table-cell table:formula="of:=[.M59]*[.I59]" office:value-type="float" office:value="0">
            <text:p>0</text:p>
          </table:table-cell>
          <table:table-cell table:formula="of:=[.M59]*[.J59]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--------------------------------------------------------------------------------</text:p>
          </table:table-cell>
          <table:table-cell table:number-columns-repeated="7"/>
          <table:table-cell table:number-columns-repeated="4"/>
          <table:table-cell table:formula="of:=IF([.K60]&gt;[.L60];[.K60];IF([.K60]&gt;1;[.K60]*ROUNDUP([.L60]/[.K60]);[.L60]))" office:value-type="float" office:value="0">
            <text:p>0</text:p>
          </table:table-cell>
          <table:table-cell table:formula="of:=[.M60]*[.I60]" office:value-type="float" office:value="0">
            <text:p>0</text:p>
          </table:table-cell>
          <table:table-cell table:formula="of:=[.M60]*[.J60]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8"/>
          <table:table-cell table:number-columns-repeated="4"/>
          <table:table-cell table:formula="of:=IF([.K61]&gt;[.L61];[.K61];IF([.K61]&gt;1;[.K61]*ROUNDUP([.L61]/[.K61]);[.L61]))" office:value-type="float" office:value="0">
            <text:p>0</text:p>
          </table:table-cell>
          <table:table-cell table:formula="of:=[.M61]*[.I61]" office:value-type="float" office:value="0">
            <text:p>0</text:p>
          </table:table-cell>
          <table:table-cell table:formula="of:=[.M61]*[.J61]" office:value-type="float" office:value="0">
            <text:p>0</text:p>
          </table:table-cell>
          <table:table-cell table:number-columns-repeated="2"/>
          <table:table-cell table:style-name="ce2" table:number-columns-repeated="1007"/>
        </table:table-row>
        <table:table-row table:style-name="ro2">
          <table:table-cell office:value-type="string">
            <text:p>VALUE</text:p>
          </table:table-cell>
          <table:table-cell office:value-type="string">
            <text:p>SHAPE</text:p>
          </table:table-cell>
          <table:table-cell office:value-type="string">
            <text:p>#</text:p>
          </table:table-cell>
          <table:table-cell office:value-type="string">
            <text:p>REFDES</text:p>
          </table:table-cell>
          <table:table-cell office:value-type="string">
            <text:p>DEVICE</text:p>
          </table:table-cell>
          <table:table-cell table:number-columns-repeated="3"/>
          <table:table-cell table:number-columns-repeated="4"/>
          <table:table-cell table:formula="of:=IF([.K62]&gt;[.L62];[.K62];IF([.K62]&gt;1;[.K62]*ROUNDUP([.L62]/[.K62]);[.L62]))" office:value-type="float" office:value="0">
            <text:p>0</text:p>
          </table:table-cell>
          <table:table-cell table:formula="of:=[.M62]*[.I62]" office:value-type="float" office:value="0">
            <text:p>0</text:p>
          </table:table-cell>
          <table:table-cell table:formula="of:=[.M62]*[.J62]" office:value-type="float" office:value="0">
            <text:p>0</text:p>
          </table:table-cell>
          <table:table-cell table:number-columns-repeated="2"/>
          <table:table-cell table:style-name="ce2" table:number-columns-repeated="1007"/>
        </table:table-row>
        <table:table-row table:style-name="ro2">
          <table:table-cell table:number-columns-repeated="8"/>
          <table:table-cell table:number-columns-repeated="4"/>
          <table:table-cell table:formula="of:=IF([.K63]&gt;[.L63];[.K63];IF([.K63]&gt;1;[.K63]*ROUNDUP([.L63]/[.K63]);[.L63]))" office:value-type="float" office:value="0">
            <text:p>0</text:p>
          </table:table-cell>
          <table:table-cell table:formula="of:=[.M63]*[.I63]" office:value-type="float" office:value="0">
            <text:p>0</text:p>
          </table:table-cell>
          <table:table-cell table:formula="of:=[.M63]*[.J63]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0.27Ohm</text:p>
          </table:table-cell>
          <table:table-cell table:style-name="ce2" office:value-type="string">
            <text:p>RES1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3</text:p>
          </table:table-cell>
          <table:table-cell table:style-name="ce2" office:value-type="string">
            <text:p>RESISTOR_VIRTUAL</text:p>
          </table:table-cell>
          <table:table-cell table:style-name="ce2" table:number-columns-repeated="2"/>
          <table:table-cell table:style-name="ce2" office:value-type="string">
            <text:p>N/A</text:p>
          </table:table-cell>
          <table:table-cell table:number-columns-repeated="4" table:style-name="ce2"/>
          <table:table-cell table:style-name="ce2" table:formula="of:=IF([.K64]&gt;[.L64];[.K64];IF([.K64]&gt;1;[.K64]*ROUNDUP([.L64]/[.K64]);[.L64]))" office:value-type="float" office:value="0">
            <text:p>0</text:p>
          </table:table-cell>
          <table:table-cell table:style-name="ce2" table:formula="of:=[.M64]*[.I64]" office:value-type="float" office:value="0">
            <text:p>0</text:p>
          </table:table-cell>
          <table:table-cell table:style-name="ce2" table:formula="of:=[.M64]*[.J64]" office:value-type="float" office:value="0">
            <text:p>0</text:p>
          </table:table-cell>
          <table:table-cell table:style-name="ce2" table:number-columns-repeated="1009"/>
        </table:table-row>
        <table:table-row table:style-name="ro2">
          <table:table-cell table:style-name="ce2" office:value-type="string">
            <text:p>0.68Ohm</text:p>
          </table:table-cell>
          <table:table-cell table:style-name="ce2" office:value-type="string">
            <text:p>RES1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2</text:p>
          </table:table-cell>
          <table:table-cell table:style-name="ce2" office:value-type="string">
            <text:p>RESISTOR_VIRTUAL</text:p>
          </table:table-cell>
          <table:table-cell table:style-name="ce2" table:number-columns-repeated="2"/>
          <table:table-cell table:style-name="ce2" office:value-type="string">
            <text:p>N/A</text:p>
          </table:table-cell>
          <table:table-cell table:number-columns-repeated="4" table:style-name="ce2"/>
          <table:table-cell table:style-name="ce2" table:formula="of:=IF([.K65]&gt;[.L65];[.K65];IF([.K65]&gt;1;[.K65]*ROUNDUP([.L65]/[.K65]);[.L65]))" office:value-type="float" office:value="0">
            <text:p>0</text:p>
          </table:table-cell>
          <table:table-cell table:style-name="ce2" table:formula="of:=[.M65]*[.I65]" office:value-type="float" office:value="0">
            <text:p>0</text:p>
          </table:table-cell>
          <table:table-cell table:style-name="ce2" table:formula="of:=[.M65]*[.J65]" office:value-type="float" office:value="0">
            <text:p>0</text:p>
          </table:table-cell>
          <table:table-cell table:style-name="ce2" table:number-columns-repeated="1009"/>
        </table:table-row>
        <table:table-row table:style-name="ro1">
          <table:table-cell office:value-type="string">
            <text:p>1.5kOhm</text:p>
          </table:table-cell>
          <table:table-cell office:value-type="string">
            <text:p>R0204R7_5</text:p>
          </table:table-cell>
          <table:table-cell office:value-type="float" office:value="1">
            <text:p>1</text:p>
          </table:table-cell>
          <table:table-cell office:value-type="string">
            <text:p>R7</text:p>
          </table:table-cell>
          <table:table-cell office:value-type="string">
            <text:p>RESISTOR_VIRTUAL</text:p>
          </table:table-cell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707-7681 </text:p>
          </table:table-cell>
          <table:table-cell table:style-name="ce11" office:value-type="currency" office:currency="GBP" office:value="0.015">
            <text:p>£0.02</text:p>
          </table:table-cell>
          <table:table-cell table:style-name="ce11" office:value-type="currency" office:currency="GBP" office:value="0.012">
            <text:p>£0.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K66]&gt;[.L66];[.K66];IF([.K66]&gt;1;[.K66]*ROUNDUP([.L66]/[.K66]);[.L66]))" office:value-type="float" office:value="10">
            <text:p>10</text:p>
          </table:table-cell>
          <table:table-cell table:formula="of:=[.M66]*[.I66]" office:value-type="currency" office:currency="GBP" office:value="0.15">
            <text:p>£0.15</text:p>
          </table:table-cell>
          <table:table-cell table:formula="of:=[.M66]*[.J66]" office:value-type="currency" office:currency="GBP" office:value="0.12">
            <text:p>£0.12</text:p>
          </table:table-cell>
          <table:table-cell table:number-columns-repeated="1009"/>
        </table:table-row>
        <table:table-row table:style-name="ro1">
          <table:table-cell office:value-type="string">
            <text:p>1N5818</text:p>
          </table:table-cell>
          <table:table-cell office:value-type="string">
            <text:p>DO-41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1N5818/9</text:p>
          </table:table-cell>
          <table:table-cell table:style-name="ce4" office:value-type="string">
            <text:p><text:a xlink:href="http://uk.rs-online.com/web/c/?searchTerm=ON+Semiconductor&amp;searchType=Brand">ON Semiconductor</text:a> </text:p>
          </table:table-cell>
          <table:table-cell table:style-name="ce4" office:value-type="string">
            <text:p>1N5818RLG </text:p>
          </table:table-cell>
          <table:table-cell table:style-name="ce4" office:value-type="string">
            <text:p>625-5212 </text:p>
          </table:table-cell>
          <table:table-cell table:style-name="ce11" office:value-type="currency" office:currency="GBP" office:value="0.46">
            <text:p>£0.46</text:p>
          </table:table-cell>
          <table:table-cell table:style-name="ce11" office:value-type="currency" office:currency="GBP" office:value="0.368">
            <text:p>£0.3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[.K67]&gt;[.L67];[.K67];IF([.K67]&gt;1;[.K67]*ROUNDUP([.L67]/[.K67]);[.L67]))" office:value-type="float" office:value="4">
            <text:p>4</text:p>
          </table:table-cell>
          <table:table-cell table:formula="of:=[.M67]*[.I67]" office:value-type="currency" office:currency="GBP" office:value="1.84">
            <text:p>£1.84</text:p>
          </table:table-cell>
          <table:table-cell table:formula="of:=[.M67]*[.J67]" office:value-type="currency" office:currency="GBP" office:value="1.472">
            <text:p>£1.47</text:p>
          </table:table-cell>
          <table:table-cell table:number-columns-repeated="1009"/>
        </table:table-row>
        <table:table-row table:style-name="ro1">
          <table:table-cell office:value-type="string">
            <text:p>1Ohm</text:p>
          </table:table-cell>
          <table:table-cell office:value-type="string">
            <text:p>RES12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RESISTOR_VIRTUAL</text:p>
          </table:table-cell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707-7981 </text:p>
          </table:table-cell>
          <table:table-cell table:style-name="ce11" office:value-type="currency" office:currency="GBP" office:value="0.027">
            <text:p>£0.03</text:p>
          </table:table-cell>
          <table:table-cell table:style-name="ce11" office:value-type="currency" office:currency="GBP" office:value="0.022">
            <text:p>£0.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K68]&gt;[.L68];[.K68];IF([.K68]&gt;1;[.K68]*ROUNDUP([.L68]/[.K68]);[.L68]))" office:value-type="float" office:value="10">
            <text:p>10</text:p>
          </table:table-cell>
          <table:table-cell table:formula="of:=[.M68]*[.I68]" office:value-type="currency" office:currency="GBP" office:value="0.27">
            <text:p>£0.27</text:p>
          </table:table-cell>
          <table:table-cell table:formula="of:=[.M68]*[.J68]" office:value-type="currency" office:currency="GBP" office:value="0.22">
            <text:p>£0.22</text:p>
          </table:table-cell>
          <table:table-cell table:number-columns-repeated="1009"/>
        </table:table-row>
        <table:table-row table:style-name="ro1">
          <table:table-cell office:value-type="string">
            <text:p>4.7kOhm</text:p>
          </table:table-cell>
          <table:table-cell office:value-type="string">
            <text:p>NTC_K164</text:p>
          </table:table-cell>
          <table:table-cell office:value-type="float" office:value="1">
            <text:p>1</text:p>
          </table:table-cell>
          <table:table-cell office:value-type="string">
            <text:p>R4</text:p>
          </table:table-cell>
          <table:table-cell office:value-type="string">
            <text:p>RESISTOR_VIRTUAL</text:p>
          </table:table-cell>
          <table:table-cell table:style-name="ce4" office:value-type="string">
            <text:p><text:a xlink:href="http://uk.rs-online.com/web/c/?searchTerm=BC+Components&amp;searchType=Brand">BC Components</text:a> </text:p>
          </table:table-cell>
          <table:table-cell table:style-name="ce4" office:value-type="float" office:value="238164066473">
            <text:p>238164066473</text:p>
          </table:table-cell>
          <table:table-cell table:style-name="ce4" office:value-type="string">
            <text:p>538-0749 </text:p>
          </table:table-cell>
          <table:table-cell table:style-name="ce11" office:value-type="currency" office:currency="GBP" office:value="0.606">
            <text:p>£0.61</text:p>
          </table:table-cell>
          <table:table-cell table:style-name="ce11" office:value-type="currency" office:currency="GBP" office:value="0.485">
            <text:p>£0.4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[.K69]&gt;[.L69];[.K69];IF([.K69]&gt;1;[.K69]*ROUNDUP([.L69]/[.K69]);[.L69]))" office:value-type="float" office:value="4">
            <text:p>4</text:p>
          </table:table-cell>
          <table:table-cell table:formula="of:=[.M69]*[.I69]" office:value-type="currency" office:currency="GBP" office:value="2.424">
            <text:p>£2.42</text:p>
          </table:table-cell>
          <table:table-cell table:formula="of:=[.M69]*[.J69]" office:value-type="currency" office:currency="GBP" office:value="1.94">
            <text:p>£1.94</text:p>
          </table:table-cell>
          <table:table-cell table:number-columns-repeated="2"/>
          <table:table-cell office:value-type="string">
            <text:p>Maplin:FX21X</text:p>
          </table:table-cell>
          <table:table-cell table:number-columns-repeated="1006"/>
        </table:table-row>
        <table:table-row table:style-name="ro1">
          <table:table-cell office:value-type="string">
            <text:p>200mA</text:p>
          </table:table-cell>
          <table:table-cell office:value-type="string">
            <text:p>PTC_B77</text:p>
          </table:table-cell>
          <table:table-cell office:value-type="float" office:value="1">
            <text:p>1</text:p>
          </table:table-cell>
          <table:table-cell office:value-type="string">
            <text:p>R8</text:p>
          </table:table-cell>
          <table:table-cell office:value-type="string">
            <text:p>RESETTABLE FUSE</text:p>
          </table:table-cell>
          <table:table-cell table:style-name="ce4" office:value-type="string">
            <text:p><text:a xlink:href="http://uk.rs-online.com/web/c/?searchTerm=TE+Connectivity&amp;searchType=Brand">TE Connectivity</text:a> </text:p>
          </table:table-cell>
          <table:table-cell table:style-name="ce4" office:value-type="string">
            <text:p>RXEF010 </text:p>
          </table:table-cell>
          <table:table-cell table:style-name="ce4" office:value-type="string">
            <text:p>517-6562 </text:p>
          </table:table-cell>
          <table:table-cell table:style-name="ce11" office:value-type="currency" office:currency="GBP" office:value="0.31">
            <text:p>£0.31</text:p>
          </table:table-cell>
          <table:table-cell table:style-name="ce11" office:value-type="currency" office:currency="GBP" office:value="0.248">
            <text:p>£0.2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K70]&gt;[.L70];[.K70];IF([.K70]&gt;1;[.K70]*ROUNDUP([.L70]/[.K70]);[.L70]))" office:value-type="float" office:value="10">
            <text:p>10</text:p>
          </table:table-cell>
          <table:table-cell table:formula="of:=[.M70]*[.I70]" office:value-type="currency" office:currency="GBP" office:value="3.1">
            <text:p>£3.10</text:p>
          </table:table-cell>
          <table:table-cell table:formula="of:=[.M70]*[.J70]" office:value-type="currency" office:currency="GBP" office:value="2.48">
            <text:p>£2.48</text:p>
          </table:table-cell>
          <table:table-cell table:number-columns-repeated="1009"/>
        </table:table-row>
        <table:table-row table:style-name="ro1">
          <table:table-cell office:value-type="string">
            <text:p>10kOhm</text:p>
          </table:table-cell>
          <table:table-cell office:value-type="string">
            <text:p>TRIM-3386W</text:p>
          </table:table-cell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POTENTIOMETER_VIRTUAL</text:p>
          </table:table-cell>
          <table:table-cell table:style-name="ce4" office:value-type="string">
            <text:p><text:a xlink:href="http://uk.rs-online.com/web/c/?searchTerm=Murata&amp;searchType=Brand">Murata</text:a> </text:p>
          </table:table-cell>
          <table:table-cell table:style-name="ce4" office:value-type="string">
            <text:p>PV36X103C01B00 </text:p>
          </table:table-cell>
          <table:table-cell table:style-name="ce4" office:value-type="string">
            <text:p>725-0325 </text:p>
          </table:table-cell>
          <table:table-cell table:style-name="ce11" office:value-type="currency" office:currency="GBP" office:value="0.95">
            <text:p>£0.95</text:p>
          </table:table-cell>
          <table:table-cell table:style-name="ce11" office:value-type="currency" office:currency="GBP" office:value="0.76">
            <text:p>£0.7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[.K71]&gt;[.L71];[.K71];IF([.K71]&gt;1;[.K71]*ROUNDUP([.L71]/[.K71]);[.L71]))" office:value-type="float" office:value="4">
            <text:p>4</text:p>
          </table:table-cell>
          <table:table-cell table:formula="of:=[.M71]*[.I71]" office:value-type="currency" office:currency="GBP" office:value="3.8">
            <text:p>£3.80</text:p>
          </table:table-cell>
          <table:table-cell table:formula="of:=[.M71]*[.J71]" office:value-type="currency" office:currency="GBP" office:value="3.04">
            <text:p>£3.04</text:p>
          </table:table-cell>
          <table:table-cell table:number-columns-repeated="1009"/>
        </table:table-row>
        <table:table-row table:style-name="ro1">
          <table:table-cell office:value-type="string">
            <text:p>10nF</text:p>
          </table:table-cell>
          <table:table-cell office:value-type="string">
            <text:p>CAPR250-500X250X550</text:p>
          </table:table-cell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CAPACITOR_VIRTUAL</text:p>
          </table:table-cell>
          <table:table-cell table:style-name="ce4" office:value-type="string">
            <text:p><text:a xlink:href="http://uk.rs-online.com/web/c/?searchTerm=Murata&amp;searchType=Brand">Murata</text:a> </text:p>
          </table:table-cell>
          <table:table-cell table:style-name="ce4" office:value-type="string">
            <text:p>RPER72A103K2M1A03A </text:p>
          </table:table-cell>
          <table:table-cell table:style-name="ce4" office:value-type="string">
            <text:p>653-0260 </text:p>
          </table:table-cell>
          <table:table-cell table:style-name="ce11" office:value-type="currency" office:currency="GBP" office:value="0.254">
            <text:p>£0.25</text:p>
          </table:table-cell>
          <table:table-cell table:style-name="ce11" office:value-type="currency" office:currency="GBP" office:value="0.203">
            <text:p>£0.2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formula="of:=IF([.K72]&gt;[.L72];[.K72];IF([.K72]&gt;1;[.K72]*ROUNDUP([.L72]/[.K72]);[.L72]))" office:value-type="float" office:value="25">
            <text:p>25</text:p>
          </table:table-cell>
          <table:table-cell table:formula="of:=[.M72]*[.J72]" office:value-type="currency" office:currency="GBP" office:value="5.075">
            <text:p>£5.08</text:p>
          </table:table-cell>
          <table:table-cell table:formula="of:=[.M72]*[.I72]" office:value-type="currency" office:currency="GBP" office:value="6.35">
            <text:p>£6.35</text:p>
          </table:table-cell>
          <table:table-cell/>
          <table:table-cell/>
          <table:table-cell table:number-columns-repeated="1007"/>
        </table:table-row>
        <table:table-row table:style-name="ro1">
          <table:table-cell office:value-type="string">
            <text:p>100uF</text:p>
          </table:table-cell>
          <table:table-cell office:value-type="string">
            <text:p>CAPR250-500X250X550</text:p>
          </table:table-cell>
          <table:table-cell office:value-type="float" office:value="2">
            <text:p>2</text:p>
          </table:table-cell>
          <table:table-cell office:value-type="string">
            <text:p>C2,C3</text:p>
          </table:table-cell>
          <table:table-cell office:value-type="string">
            <text:p>CAPACITOR_VIRTUAL</text:p>
          </table:table-cell>
          <table:table-cell table:style-name="ce4" office:value-type="string">
            <text:p><text:a xlink:href="http://uk.rs-online.com/web/c/?searchTerm=Vishay&amp;searchType=Brand">Vishay</text:a> </text:p>
          </table:table-cell>
          <table:table-cell table:style-name="ce4" office:value-type="string">
            <text:p>MAL203851101E3 </text:p>
          </table:table-cell>
          <table:table-cell table:style-name="ce4" office:value-type="string">
            <text:p>684-2018 </text:p>
          </table:table-cell>
          <table:table-cell table:style-name="ce11" office:value-type="currency" office:currency="GBP" office:value="0.116">
            <text:p>£0.12</text:p>
          </table:table-cell>
          <table:table-cell table:style-name="ce11" office:value-type="currency" office:currency="GBP" office:value="0.093">
            <text:p>£0.0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IF([.K73]&gt;[.L73];[.K73];IF([.K73]&gt;1;[.K73]*ROUNDUP([.L73]/[.K73]);[.L73]))" office:value-type="float" office:value="10">
            <text:p>10</text:p>
          </table:table-cell>
          <table:table-cell table:formula="of:=[.M73]*[.I73]" office:value-type="currency" office:currency="GBP" office:value="1.16">
            <text:p>£1.16</text:p>
          </table:table-cell>
          <table:table-cell table:formula="of:=[.M73]*[.J73]" office:value-type="currency" office:currency="GBP" office:value="0.93">
            <text:p>£0.93</text:p>
          </table:table-cell>
          <table:table-cell table:number-columns-repeated="1009"/>
        </table:table-row>
        <table:table-row table:style-name="ro1">
          <table:table-cell office:value-type="string">
            <text:p>100Ohm</text:p>
          </table:table-cell>
          <table:table-cell office:value-type="string">
            <text:p>R0204R7_5</text:p>
          </table:table-cell>
          <table:table-cell office:value-type="float" office:value="1">
            <text:p>1</text:p>
          </table:table-cell>
          <table:table-cell office:value-type="string">
            <text:p>R5</text:p>
          </table:table-cell>
          <table:table-cell office:value-type="string">
            <text:p>RESISTOR_VIRTUAL</text:p>
          </table:table-cell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707-7587 </text:p>
          </table:table-cell>
          <table:table-cell table:style-name="ce11" office:value-type="currency" office:currency="GBP" office:value="0.015">
            <text:p>£0.02</text:p>
          </table:table-cell>
          <table:table-cell table:style-name="ce11" office:value-type="currency" office:currency="GBP" office:value="0.012">
            <text:p>£0.0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K74]&gt;[.L74];[.K74];IF([.K74]&gt;1;[.K74]*ROUNDUP([.L74]/[.K74]);[.L74]))" office:value-type="float" office:value="10">
            <text:p>10</text:p>
          </table:table-cell>
          <table:table-cell table:formula="of:=[.M74]*[.I74]" office:value-type="currency" office:currency="GBP" office:value="0.15">
            <text:p>£0.15</text:p>
          </table:table-cell>
          <table:table-cell table:formula="of:=[.M74]*[.J74]" office:value-type="currency" office:currency="GBP" office:value="0.12">
            <text:p>£0.12</text:p>
          </table:table-cell>
          <table:table-cell table:number-columns-repeated="1009"/>
        </table:table-row>
        <table:table-row table:style-name="ro1">
          <table:table-cell office:value-type="string">
            <text:p>2200uF</text:p>
          </table:table-cell>
          <table:table-cell office:value-type="string">
            <text:p>CAPPR750-1800X3550</text:p>
          </table:table-cell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office:value-type="string">
            <text:p>CAP_ELECTROLIT_VIRTUAL</text:p>
          </table:table-cell>
          <table:table-cell table:style-name="ce4" office:value-type="string">
            <text:p><text:a xlink:href="http://uk.rs-online.com/web/c/?searchTerm=Vishay&amp;searchType=Brand">Vishay</text:a> </text:p>
          </table:table-cell>
          <table:table-cell table:style-name="ce4" office:value-type="string">
            <text:p>MAL203850222E3 </text:p>
          </table:table-cell>
          <table:table-cell table:style-name="ce4" office:value-type="string">
            <text:p>684-1992 </text:p>
          </table:table-cell>
          <table:table-cell table:style-name="ce11" office:value-type="currency" office:currency="GBP" office:value="0.782">
            <text:p>£0.78</text:p>
          </table:table-cell>
          <table:table-cell table:style-name="ce11" office:value-type="currency" office:currency="GBP" office:value="0.626">
            <text:p>£0.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IF([.K75]&gt;[.L75];[.K75];IF([.K75]&gt;1;[.K75]*ROUNDUP([.L75]/[.K75]);[.L75]))" office:value-type="float" office:value="5">
            <text:p>5</text:p>
          </table:table-cell>
          <table:table-cell table:formula="of:=[.M75]*[.I75]" office:value-type="currency" office:currency="GBP" office:value="3.91">
            <text:p>£3.91</text:p>
          </table:table-cell>
          <table:table-cell table:formula="of:=[.M75]*[.J75]" office:value-type="currency" office:currency="GBP" office:value="3.13">
            <text:p>£3.13</text:p>
          </table:table-cell>
          <table:table-cell table:number-columns-repeated="2"/>
          <table:table-cell table:style-name="ce2" table:number-columns-repeated="1007"/>
        </table:table-row>
        <table:table-row table:style-name="ro1">
          <table:table-cell office:value-type="string">
            <text:p>HDR1X2</text:p>
          </table:table-cell>
          <table:table-cell office:value-type="string">
            <text:p>SMK2R5MIL_A</text:p>
          </table:table-cell>
          <table:table-cell office:value-type="float" office:value="3">
            <text:p>3</text:p>
          </table:table-cell>
          <table:table-cell office:value-type="string">
            <text:p>J1,J2,J3</text:p>
          </table:table-cell>
          <table:table-cell office:value-type="string">
            <text:p>HDR1X2</text:p>
          </table:table-cell>
          <table:table-cell table:style-name="ce4" office:value-type="string">
            <text:p><text:a xlink:href="http://uk.rs-online.com/web/c/?searchTerm=Phoenix+Contact&amp;searchType=Brand">Phoenix Contact</text:a> </text:p>
          </table:table-cell>
          <table:table-cell table:style-name="ce4" office:value-type="string">
            <text:p>SMKDSN 1,5/ 2-5,08 </text:p>
          </table:table-cell>
          <table:table-cell table:style-name="ce4" office:value-type="string">
            <text:p>206-4595 </text:p>
          </table:table-cell>
          <table:table-cell table:style-name="ce11" office:value-type="currency" office:currency="GBP" office:value="0.48">
            <text:p>£0.48</text:p>
          </table:table-cell>
          <table:table-cell table:style-name="ce11" office:value-type="currency" office:currency="GBP" office:value="0.384">
            <text:p>£0.3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formula="of:=IF([.K76]&gt;[.L76];[.K76];IF([.K76]&gt;1;[.K76]*ROUNDUP([.L76]/[.K76]);[.L76]))" office:value-type="float" office:value="15">
            <text:p>15</text:p>
          </table:table-cell>
          <table:table-cell table:formula="of:=[.M76]*[.I76]" office:value-type="currency" office:currency="GBP" office:value="7.2">
            <text:p>£7.20</text:p>
          </table:table-cell>
          <table:table-cell table:formula="of:=[.M76]*[.J76]" office:value-type="currency" office:currency="GBP" office:value="5.76">
            <text:p>£5.76</text:p>
          </table:table-cell>
          <table:table-cell table:number-columns-repeated="1009"/>
        </table:table-row>
        <table:table-row table:style-name="ro1">
          <table:table-cell office:value-type="string">
            <text:p>5V DC-DC</text:p>
          </table:table-cell>
          <table:table-cell office:value-type="string">
            <text:p>TRIM-3299W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table:style-name="ce4" office:value-type="string">
            <text:p>R-785.0-0.5 </text:p>
          </table:table-cell>
          <table:table-cell table:style-name="ce4" office:value-type="string">
            <text:p><text:a xlink:href="http://uk.rs-online.com/web/c/?searchTerm=Recom&amp;searchType=Brand">Recom</text:a> </text:p>
          </table:table-cell>
          <table:table-cell table:style-name="ce4" office:value-type="string">
            <text:p>R-785.0-0.5 </text:p>
          </table:table-cell>
          <table:table-cell table:style-name="ce4" office:value-type="string">
            <text:p>532-8050P </text:p>
          </table:table-cell>
          <table:table-cell table:style-name="ce11" office:value-type="currency" office:currency="GBP" office:value="5.48">
            <text:p>£5.48</text:p>
          </table:table-cell>
          <table:table-cell table:style-name="ce11" office:value-type="currency" office:currency="GBP" office:value="4.658">
            <text:p>£4.6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[.K77]&gt;[.L77];[.K77];IF([.K77]&gt;1;[.K77]*ROUNDUP([.L77]/[.K77]);[.L77]))" office:value-type="float" office:value="4">
            <text:p>4</text:p>
          </table:table-cell>
          <table:table-cell table:formula="of:=[.M77]*[.I77]" office:value-type="currency" office:currency="GBP" office:value="21.92">
            <text:p>£21.92</text:p>
          </table:table-cell>
          <table:table-cell table:formula="of:=[.M77]*[.J77]" office:value-type="currency" office:currency="GBP" office:value="18.632">
            <text:p>£18.63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L200CV</text:p>
          </table:table-cell>
          <table:table-cell table:style-name="ce3" office:value-type="string">
            <text:p>TO-220(TO5B)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L200C1</text:p>
          </table:table-cell>
          <table:table-cell table:style-name="ce3" office:value-type="string">
            <text:p>Pentawatt</text:p>
          </table:table-cell>
          <table:table-cell table:style-name="ce3" office:value-type="string">
            <text:p>STMicroelectronics </text:p>
          </table:table-cell>
          <table:table-cell table:style-name="ce3" office:value-type="string">
            <text:p>Cricklewood</text:p>
          </table:table-cell>
          <table:table-cell table:style-name="ce3" office:value-type="string">
            <text:p>N/A</text:p>
          </table:table-cell>
          <table:table-cell table:number-columns-repeated="2" table:style-name="ce12" office:value-type="currency" office:currency="GBP" office:value="1.5">
            <text:p>£1.5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formula="of:=IF([.K78]&gt;[.L78];[.K78];IF([.K78]&gt;1;[.K78]*ROUNDUP([.L78]/[.K78]);[.L78]))" office:value-type="float" office:value="4">
            <text:p>4</text:p>
          </table:table-cell>
          <table:table-cell table:style-name="ce3" table:formula="of:=[.M78]*[.I78]" office:value-type="currency" office:currency="GBP" office:value="6">
            <text:p>£6.00</text:p>
          </table:table-cell>
          <table:table-cell table:style-name="ce3" table:formula="of:=[.M78]*[.J78]" office:value-type="currency" office:currency="GBP" office:value="6">
            <text:p>£6.00</text:p>
          </table:table-cell>
          <table:table-cell table:style-name="ce3" table:number-columns-repeated="1009"/>
        </table:table-row>
        <table:table-row table:style-name="ro1">
          <table:table-cell office:value-type="string">
            <text:p>Heatsink</text:p>
          </table:table-cell>
          <table:table-cell table:number-columns-repeated="4"/>
          <table:table-cell table:style-name="ce4" office:value-type="string">
            <text:p><text:a xlink:href="http://uk.rs-online.com/web/c/?searchTerm=AAVID+THERMALLOY&amp;searchType=Brand">AAVID THERMALLOY</text:a> </text:p>
          </table:table-cell>
          <table:table-cell table:style-name="ce4" office:value-type="string">
            <text:p>574502B00000G </text:p>
          </table:table-cell>
          <table:table-cell table:style-name="ce4" office:value-type="string">
            <text:p>712-4197 </text:p>
          </table:table-cell>
          <table:table-cell table:style-name="ce11" office:value-type="currency" office:currency="GBP" office:value="0.27">
            <text:p>£0.27</text:p>
          </table:table-cell>
          <table:table-cell table:style-name="ce11" office:value-type="currency" office:currency="GBP" office:value="0.216">
            <text:p>£0.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IF([.K79]&gt;[.L79];[.K79];IF([.K79]&gt;1;[.K79]*ROUNDUP([.L79]/[.K79]);[.L79]))" office:value-type="float" office:value="5">
            <text:p>5</text:p>
          </table:table-cell>
          <table:table-cell table:formula="of:=[.M79]*[.I79]" office:value-type="currency" office:currency="GBP" office:value="1.35">
            <text:p>£1.35</text:p>
          </table:table-cell>
          <table:table-cell table:formula="of:=[.M79]*[.J79]" office:value-type="currency" office:currency="GBP" office:value="1.08">
            <text:p>£1.08</text:p>
          </table:table-cell>
          <table:table-cell table:number-columns-repeated="1009"/>
        </table:table-row>
        <table:table-row table:style-name="ro1">
          <table:table-cell office:value-type="string">
            <text:p>1.6Ohm (+nichrome link)</text:p>
          </table:table-cell>
          <table:table-cell office:value-type="string">
            <text:p>0.5W</text:p>
          </table:table-cell>
          <table:table-cell/>
          <table:table-cell office:value-type="string">
            <text:p>R1, R2, R2</text:p>
          </table:table-cell>
          <table:table-cell/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707-8003 </text:p>
          </table:table-cell>
          <table:table-cell table:style-name="ce11" office:value-type="currency" office:currency="GBP" office:value="0.02">
            <text:p>£0.02</text:p>
          </table:table-cell>
          <table:table-cell table:style-name="ce11" office:value-type="currency" office:currency="GBP" office:value="0.016">
            <text:p>£0.0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formula="of:=IF([.K80]&gt;[.L80];[.K80];IF([.K80]&gt;1;[.K80]*ROUNDUP([.L80]/[.K80]);[.L80]))" office:value-type="float" office:value="10">
            <text:p>10</text:p>
          </table:table-cell>
          <table:table-cell table:formula="of:=[.M80]*[.I80]" office:value-type="currency" office:currency="GBP" office:value="0.2">
            <text:p>£0.20</text:p>
          </table:table-cell>
          <table:table-cell table:formula="of:=[.M80]*[.J80]" office:value-type="currency" office:currency="GBP" office:value="0.16">
            <text:p>£0.16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Battery cable</text:p>
          </table:table-cell>
          <table:table-cell table:style-name="ce3" table:number-columns-repeated="5"/>
          <table:table-cell table:style-name="ce3" office:value-type="string">
            <text:p>Cricklewood</text:p>
          </table:table-cell>
          <table:table-cell table:style-name="ce9" office:value-type="string">
            <text:p>ZL27H</text:p>
          </table:table-cell>
          <table:table-cell table:number-columns-repeated="2" table:style-name="ce12" office:value-type="currency" office:currency="GBP" office:value="19">
            <text:p>£19.0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formula="of:=IF([.K81]&gt;[.L81];[.K81];IF([.K81]&gt;1;[.K81]*ROUNDUP([.L81]/[.K81]);[.L81]))" office:value-type="float" office:value="1">
            <text:p>1</text:p>
          </table:table-cell>
          <table:table-cell table:style-name="ce3" table:formula="of:=[.M81]*[.I81]" office:value-type="currency" office:currency="GBP" office:value="19">
            <text:p>£19.00</text:p>
          </table:table-cell>
          <table:table-cell table:style-name="ce3" table:formula="of:=[.M81]*[.J81]" office:value-type="currency" office:currency="GBP" office:value="19">
            <text:p>£19.00</text:p>
          </table:table-cell>
          <table:table-cell table:style-name="ce3" table:number-columns-repeated="2"/>
          <table:table-cell table:style-name="ce3" office:value-type="string">
            <text:p>http://www.cricklewoodelectronics.com/Cricklewood/product.php?productid=18931&amp;cat=322&amp;page=1</text:p>
          </table:table-cell>
          <table:table-cell table:style-name="ce3" table:number-columns-repeated="1006"/>
        </table:table-row>
        <table:table-row table:style-name="ro1">
          <table:table-cell office:value-type="string">
            <text:p>Spade Connectors</text:p>
          </table:table-cell>
          <table:table-cell table:number-columns-repeated="4"/>
          <table:table-cell table:style-name="ce4" office:value-type="string">
            <text:p><text:a xlink:href="http://uk.rs-online.com/web/c/?searchTerm=JST&amp;searchType=Brand">JST</text:a> </text:p>
          </table:table-cell>
          <table:table-cell table:style-name="ce4" office:value-type="string">
            <text:p>4803-187 </text:p>
          </table:table-cell>
          <table:table-cell table:style-name="ce4" office:value-type="string">
            <text:p>688-1022 </text:p>
          </table:table-cell>
          <table:table-cell table:style-name="ce11" office:value-type="currency" office:currency="GBP" office:value="0.023">
            <text:p>£0.02</text:p>
          </table:table-cell>
          <table:table-cell table:style-name="ce11" office:value-type="currency" office:currency="GBP" office:value="0.018">
            <text:p>£0.02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formula="of:=IF([.K82]&gt;[.L82];[.K82];IF([.K82]&gt;1;[.K82]*ROUNDUP([.L82]/[.K82]);[.L82]))" office:value-type="float" office:value="100">
            <text:p>100</text:p>
          </table:table-cell>
          <table:table-cell table:formula="of:=[.M82]*[.I82]" office:value-type="currency" office:currency="GBP" office:value="2.3">
            <text:p>£2.30</text:p>
          </table:table-cell>
          <table:table-cell table:formula="of:=[.M82]*[.J82]" office:value-type="currency" office:currency="GBP" office:value="1.8">
            <text:p>£1.8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Batterybox</text:p>
          </table:table-cell>
          <table:table-cell table:style-name="ce5" table:number-columns-repeated="4"/>
          <table:table-cell table:style-name="ce8" office:value-type="string">
            <text:p><text:a xlink:href="http://uk.rs-online.com/web/c/?searchTerm=Gunther+Spelsberg&amp;searchType=Brand">Gunther Spelsberg</text:a> </text:p>
          </table:table-cell>
          <table:table-cell table:style-name="ce8" office:value-type="float" office:value="11040401">
            <text:p>11040401</text:p>
          </table:table-cell>
          <table:table-cell table:style-name="ce8" office:value-type="string">
            <text:p>220-428 </text:p>
          </table:table-cell>
          <table:table-cell table:style-name="ce13" office:value-type="currency" office:currency="GBP" office:value="6.65">
            <text:p>£6.65</text:p>
          </table:table-cell>
          <table:table-cell table:style-name="ce13" office:value-type="currency" office:currency="GBP" office:value="5.32">
            <text:p>£5.3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table:formula="of:=IF([.K83]&gt;[.L83];[.K83];IF([.K83]&gt;1;[.K83]*ROUNDUP([.L83]/[.K83]);[.L83]))" office:value-type="float" office:value="4">
            <text:p>4</text:p>
          </table:table-cell>
          <table:table-cell table:style-name="ce5" table:formula="of:=[.M83]*[.I83]" office:value-type="currency" office:currency="GBP" office:value="26.6">
            <text:p>£26.60</text:p>
          </table:table-cell>
          <table:table-cell table:style-name="ce5" table:formula="of:=[.M83]*[.J83]" office:value-type="currency" office:currency="GBP" office:value="21.28">
            <text:p>£21.28</text:p>
          </table:table-cell>
          <table:table-cell table:style-name="ce5" table:number-columns-repeated="1009"/>
        </table:table-row>
        <table:table-row table:style-name="ro1">
          <table:table-cell office:value-type="string">
            <text:p>Battery box grommet</text:p>
          </table:table-cell>
          <table:table-cell table:number-columns-repeated="4"/>
          <table:table-cell table:style-name="ce4" office:value-type="string">
            <text:p><text:a xlink:href="http://uk.rs-online.com/web/c/?searchTerm=RS&amp;searchType=Brand">RS</text:a> </text:p>
          </table:table-cell>
          <table:table-cell/>
          <table:table-cell table:style-name="ce4" office:value-type="string">
            <text:p>444-2616 </text:p>
          </table:table-cell>
          <table:table-cell table:style-name="ce11" office:value-type="currency" office:currency="GBP" office:value="0.512">
            <text:p>£0.51</text:p>
          </table:table-cell>
          <table:table-cell table:style-name="ce11" office:value-type="currency" office:currency="GBP" office:value="0.41">
            <text:p>£0.4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IF([.K84]&gt;[.L84];[.K84];IF([.K84]&gt;1;[.K84]*ROUNDUP([.L84]/[.K84]);[.L84]))" office:value-type="float" office:value="5">
            <text:p>5</text:p>
          </table:table-cell>
          <table:table-cell table:formula="of:=[.M84]*[.I84]" office:value-type="currency" office:currency="GBP" office:value="2.56">
            <text:p>£2.56</text:p>
          </table:table-cell>
          <table:table-cell table:formula="of:=[.M84]*[.J84]" office:value-type="currency" office:currency="GBP" office:value="2.05">
            <text:p>£2.05</text:p>
          </table:table-cell>
          <table:table-cell table:number-columns-repeated="1009"/>
        </table:table-row>
        <table:table-row table:style-name="ro1">
          <table:table-cell office:value-type="string">
            <text:p>12V Battery</text:p>
          </table:table-cell>
          <table:table-cell table:number-columns-repeated="4"/>
          <table:table-cell table:style-name="ce4" office:value-type="string">
            <text:p><text:a xlink:href="http://uk.rs-online.com/web/c/?searchTerm=Yuasa&amp;searchType=Brand">Yuasa</text:a> </text:p>
          </table:table-cell>
          <table:table-cell table:style-name="ce4" office:value-type="string">
            <text:p>Y 1.2-12 FR </text:p>
          </table:table-cell>
          <table:table-cell table:style-name="ce4" office:value-type="string">
            <text:p>614-1905 </text:p>
          </table:table-cell>
          <table:table-cell table:style-name="ce11" office:value-type="currency" office:currency="GBP" office:value="9.56">
            <text:p>£9.56</text:p>
          </table:table-cell>
          <table:table-cell table:style-name="ce11" office:value-type="currency" office:currency="GBP" office:value="7.648">
            <text:p>£7.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[.K85]&gt;[.L85];[.K85];IF([.K85]&gt;1;[.K85]*ROUNDUP([.L85]/[.K85]);[.L85]))" office:value-type="float" office:value="4">
            <text:p>4</text:p>
          </table:table-cell>
          <table:table-cell table:formula="of:=[.M85]*[.I85]" office:value-type="currency" office:currency="GBP" office:value="38.24">
            <text:p>£38.24</text:p>
          </table:table-cell>
          <table:table-cell table:formula="of:=[.M85]*[.J85]" office:value-type="currency" office:currency="GBP" office:value="30.592">
            <text:p>£30.59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formula="of:=SUM([.N10:.N86])" office:value-type="currency" office:currency="GBP" office:value="240.748">
            <text:p>£240.75</text:p>
          </table:table-cell>
          <table:table-cell table:formula="of:=SUM([.O10:.O85])" office:value-type="currency" office:currency="GBP" office:value="211.627">
            <text:p>£211.63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TOTAL+VAT</text:p>
          </table:table-cell>
          <table:table-cell table:style-name="ce6" table:number-columns-repeated="12"/>
          <table:table-cell table:style-name="ce6" table:formula="of:=[.N87] + (0.2*[.N87])" office:value-type="currency" office:currency="GBP" office:value="288.8976">
            <text:p>£288.90</text:p>
          </table:table-cell>
          <table:table-cell table:style-name="ce6" table:formula="of:=[.O87] + (0.2*[.O87])" office:value-type="currency" office:currency="GBP" office:value="253.9524">
            <text:p>£253.95</text:p>
          </table:table-cell>
          <table:table-cell table:style-name="ce6" table:number-columns-repeated="1009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6">00/00/0000</text:date>, <text:time style:data-style-name="N2" text:time-value="0000-00-00T02:54:46.5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16T18:10:47.06</dc:date>
    <meta:generator>LibreOffice/3.6$Windows_x86 LibreOffice_project/e29a214-2bbed72-0621de6-a97528c-8f066d</meta:generator>
    <meta:editing-duration>PT11H31M53S</meta:editing-duration>
    <meta:editing-cycles>7</meta:editing-cycles>
    <meta:document-statistic meta:table-count="1" meta:cell-count="960" meta:object-count="0"/>
  </office:meta>
</office:document-meta>
</file>